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 style:data-style-name="N81"/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6" style:family="table-cell" style:parent-style-name="Default">
      <style:table-cell-properties fo:border-bottom="0.74pt solid #000000" fo:border-left="none" fo:border-right="none" fo:border-top="none"/>
    </style:style>
    <style:style style:name="ce7" style:family="table-cell" style:parent-style-name="Default" style:data-style-name="N81"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none" fo:border-right="0.74pt solid #000000" fo:border-top="0.74pt solid #000000"/>
    </style:style>
    <style:style style:name="ce11" style:family="table-cell" style:parent-style-name="Default">
      <style:table-cell-properties fo:border-bottom="none" fo:border-left="none" fo:border-right="0.74pt solid #000000" fo:border-top="none"/>
    </style:style>
    <style:style style:name="ce12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74pt solid #000000" fo:border-left="none" fo:border-right="0.74pt solid #000000" fo:border-top="none"/>
    </style:style>
    <style:style style:name="ce14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q20_2 200 bin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nterval</text:p>
          </table:table-cell>
          <table:table-cell office:value-type="string" calcext:value-type="string">
            <text:p>distribution</text:p>
          </table:table-cell>
          <table:table-cell office:value-type="string" calcext:value-type="string">
            <text:p>cumulate</text:p>
          </table:table-cell>
          <table:table-cell table:number-columns-repeated="2"/>
        </table:table-row>
        <table:table-row table:style-name="ro1">
          <table:table-cell office:value-type="float" office:value="-53.5" calcext:value-type="float">
            <text:p>-53.5</text:p>
          </table:table-cell>
          <table:table-cell table:number-columns-repeated="2" table:style-name="ce4" office:value-type="float" office:value="0.0000498182" calcext:value-type="float">
            <text:p>4.98E-05</text:p>
          </table:table-cell>
          <table:table-cell table:style-name="ce4" table:number-columns-repeated="2"/>
        </table:table-row>
        <table:table-row table:style-name="ro1">
          <table:table-cell office:value-type="float" office:value="-53.135" calcext:value-type="float">
            <text:p>-53.135</text:p>
          </table:table-cell>
          <table:table-cell table:style-name="ce4" office:value-type="float" office:value="0.0000381542" calcext:value-type="float">
            <text:p>3.82E-05</text:p>
          </table:table-cell>
          <table:table-cell table:style-name="ce4" office:value-type="float" office:value="0.0000879725" calcext:value-type="float">
            <text:p>8.80E-05</text:p>
          </table:table-cell>
          <table:table-cell table:style-name="ce4" table:number-columns-repeated="2"/>
        </table:table-row>
        <table:table-row table:style-name="ro1">
          <table:table-cell office:value-type="float" office:value="-52.77" calcext:value-type="float">
            <text:p>-52.77</text:p>
          </table:table-cell>
          <table:table-cell table:style-name="ce4" office:value-type="float" office:value="0.0000146715" calcext:value-type="float">
            <text:p>1.47E-05</text:p>
          </table:table-cell>
          <table:table-cell office:value-type="float" office:value="0.000102644" calcext:value-type="float">
            <text:p>0.000102644</text:p>
          </table:table-cell>
          <table:table-cell table:number-columns-repeated="2"/>
        </table:table-row>
        <table:table-row table:style-name="ro1">
          <table:table-cell office:value-type="float" office:value="-52.405" calcext:value-type="float">
            <text:p>-52.405</text:p>
          </table:table-cell>
          <table:table-cell table:style-name="ce4" office:value-type="float" office:value="0.0000205206" calcext:value-type="float">
            <text:p>2.05E-05</text:p>
          </table:table-cell>
          <table:table-cell office:value-type="float" office:value="0.000123165" calcext:value-type="float">
            <text:p>0.000123165</text:p>
          </table:table-cell>
          <table:table-cell table:number-columns-repeated="2"/>
        </table:table-row>
        <table:table-row table:style-name="ro1">
          <table:table-cell office:value-type="float" office:value="-52.04" calcext:value-type="float">
            <text:p>-52.04</text:p>
          </table:table-cell>
          <table:table-cell table:style-name="ce4" office:value-type="float" office:value="0.000029322" calcext:value-type="float">
            <text:p>2.93E-05</text:p>
          </table:table-cell>
          <table:table-cell table:style-name="ce4" office:value-type="float" office:value="0.000152487" calcext:value-type="float">
            <text:p>1.52E-04</text:p>
          </table:table-cell>
          <table:table-cell table:style-name="ce4" table:number-columns-repeated="2"/>
        </table:table-row>
        <table:table-row table:style-name="ro1">
          <table:table-cell office:value-type="float" office:value="-51.675" calcext:value-type="float">
            <text:p>-51.675</text:p>
          </table:table-cell>
          <table:table-cell table:style-name="ce4" office:value-type="float" office:value="0.0000175836" calcext:value-type="float">
            <text:p>1.76E-05</text:p>
          </table:table-cell>
          <table:table-cell office:value-type="float" office:value="0.00017007" calcext:value-type="float">
            <text:p>0.00017007</text:p>
          </table:table-cell>
          <table:table-cell table:number-columns-repeated="2"/>
        </table:table-row>
        <table:table-row table:style-name="ro1">
          <table:table-cell office:value-type="float" office:value="-51.31" calcext:value-type="float">
            <text:p>-51.31</text:p>
          </table:table-cell>
          <table:table-cell table:style-name="ce4" office:value-type="float" office:value="0.0000234276" calcext:value-type="float">
            <text:p>2.34E-05</text:p>
          </table:table-cell>
          <table:table-cell office:value-type="float" office:value="0.000193498" calcext:value-type="float">
            <text:p>0.000193498</text:p>
          </table:table-cell>
          <table:table-cell table:number-columns-repeated="2"/>
        </table:table-row>
        <table:table-row table:style-name="ro1">
          <table:table-cell office:value-type="float" office:value="-50.945" calcext:value-type="float">
            <text:p>-50.945</text:p>
          </table:table-cell>
          <table:table-cell table:style-name="ce4" office:value-type="float" office:value="0.0000351698" calcext:value-type="float">
            <text:p>3.52E-05</text:p>
          </table:table-cell>
          <table:table-cell office:value-type="float" office:value="0.000228668" calcext:value-type="float">
            <text:p>0.000228668</text:p>
          </table:table-cell>
          <table:table-cell table:number-columns-repeated="2"/>
        </table:table-row>
        <table:table-row table:style-name="ro1">
          <table:table-cell office:value-type="float" office:value="-50.58" calcext:value-type="float">
            <text:p>-50.58</text:p>
          </table:table-cell>
          <table:table-cell table:style-name="ce4" office:value-type="float" office:value="0.0000293454" calcext:value-type="float">
            <text:p>2.93E-05</text:p>
          </table:table-cell>
          <table:table-cell office:value-type="float" office:value="0.000258013" calcext:value-type="float">
            <text:p>0.000258013</text:p>
          </table:table-cell>
          <table:table-cell table:number-columns-repeated="2"/>
        </table:table-row>
        <table:table-row table:style-name="ro1">
          <table:table-cell office:value-type="float" office:value="-50.215" calcext:value-type="float">
            <text:p>-50.215</text:p>
          </table:table-cell>
          <table:table-cell table:style-name="ce4" office:value-type="float" office:value="0.0000440223" calcext:value-type="float">
            <text:p>4.40E-05</text:p>
          </table:table-cell>
          <table:table-cell office:value-type="float" office:value="0.000302035" calcext:value-type="float">
            <text:p>0.000302035</text:p>
          </table:table-cell>
          <table:table-cell table:number-columns-repeated="2"/>
        </table:table-row>
        <table:table-row table:style-name="ro1">
          <table:table-cell office:value-type="float" office:value="-49.85" calcext:value-type="float">
            <text:p>-49.85</text:p>
          </table:table-cell>
          <table:table-cell table:style-name="ce4" office:value-type="float" office:value="0.0000586881" calcext:value-type="float">
            <text:p>5.87E-05</text:p>
          </table:table-cell>
          <table:table-cell office:value-type="float" office:value="0.000360723" calcext:value-type="float">
            <text:p>0.000360723</text:p>
          </table:table-cell>
          <table:table-cell table:number-columns-repeated="2"/>
        </table:table-row>
        <table:table-row table:style-name="ro1">
          <table:table-cell office:value-type="float" office:value="-49.485" calcext:value-type="float">
            <text:p>-49.485</text:p>
          </table:table-cell>
          <table:table-cell table:style-name="ce4" office:value-type="float" office:value="0.0000615829" calcext:value-type="float">
            <text:p>6.16E-05</text:p>
          </table:table-cell>
          <table:table-cell office:value-type="float" office:value="0.000422306" calcext:value-type="float">
            <text:p>0.000422306</text:p>
          </table:table-cell>
          <table:table-cell table:number-columns-repeated="2"/>
        </table:table-row>
        <table:table-row table:style-name="ro1">
          <table:table-cell office:value-type="float" office:value="-49.12" calcext:value-type="float">
            <text:p>-49.12</text:p>
          </table:table-cell>
          <table:table-cell table:style-name="ce4" office:value-type="float" office:value="0.0000351893" calcext:value-type="float">
            <text:p>3.52E-05</text:p>
          </table:table-cell>
          <table:table-cell table:style-name="ce4" office:value-type="float" office:value="0.000457496" calcext:value-type="float">
            <text:p>4.57E-04</text:p>
          </table:table-cell>
          <table:table-cell table:style-name="ce4" table:number-columns-repeated="2"/>
        </table:table-row>
        <table:table-row table:style-name="ro1">
          <table:table-cell office:value-type="float" office:value="-48.755" calcext:value-type="float">
            <text:p>-48.755</text:p>
          </table:table-cell>
          <table:table-cell table:style-name="ce4" office:value-type="float" office:value="0.0000615488" calcext:value-type="float">
            <text:p>6.15E-05</text:p>
          </table:table-cell>
          <table:table-cell table:style-name="ce4" office:value-type="float" office:value="0.000519044" calcext:value-type="float">
            <text:p>5.19E-04</text:p>
          </table:table-cell>
          <table:table-cell table:style-name="ce4" table:number-columns-repeated="2"/>
        </table:table-row>
        <table:table-row table:style-name="ro1">
          <table:table-cell office:value-type="float" office:value="-48.39" calcext:value-type="float">
            <text:p>-48.39</text:p>
          </table:table-cell>
          <table:table-cell table:style-name="ce4" office:value-type="float" office:value="0.0000146494" calcext:value-type="float">
            <text:p>1.46E-05</text:p>
          </table:table-cell>
          <table:table-cell office:value-type="float" office:value="0.000533694" calcext:value-type="float">
            <text:p>0.000533694</text:p>
          </table:table-cell>
          <table:table-cell table:number-columns-repeated="2"/>
        </table:table-row>
        <table:table-row table:style-name="ro1">
          <table:table-cell office:value-type="float" office:value="-48.025" calcext:value-type="float">
            <text:p>-48.025</text:p>
          </table:table-cell>
          <table:table-cell table:style-name="ce4" office:value-type="float" office:value="0.0000586156" calcext:value-type="float">
            <text:p>5.86E-05</text:p>
          </table:table-cell>
          <table:table-cell office:value-type="float" office:value="0.000592309" calcext:value-type="float">
            <text:p>0.000592309</text:p>
          </table:table-cell>
          <table:table-cell table:number-columns-repeated="2"/>
        </table:table-row>
        <table:table-row table:style-name="ro1">
          <table:table-cell office:value-type="float" office:value="-47.66" calcext:value-type="float">
            <text:p>-47.66</text:p>
          </table:table-cell>
          <table:table-cell table:style-name="ce4" office:value-type="float" office:value="0.0000703095" calcext:value-type="float">
            <text:p>7.03E-05</text:p>
          </table:table-cell>
          <table:table-cell table:style-name="ce4" office:value-type="float" office:value="0.000662619" calcext:value-type="float">
            <text:p>6.63E-04</text:p>
          </table:table-cell>
          <table:table-cell table:style-name="ce4" table:number-columns-repeated="2"/>
        </table:table-row>
        <table:table-row table:style-name="ro1">
          <table:table-cell office:value-type="float" office:value="-47.295" calcext:value-type="float">
            <text:p>-47.295</text:p>
          </table:table-cell>
          <table:table-cell table:style-name="ce4" office:value-type="float" office:value="0.0000498343" calcext:value-type="float">
            <text:p>4.98E-05</text:p>
          </table:table-cell>
          <table:table-cell office:value-type="float" office:value="0.000712453" calcext:value-type="float">
            <text:p>0.000712453</text:p>
          </table:table-cell>
          <table:table-cell table:number-columns-repeated="2"/>
        </table:table-row>
        <table:table-row table:style-name="ro1">
          <table:table-cell office:value-type="float" office:value="-46.93" calcext:value-type="float">
            <text:p>-46.93</text:p>
          </table:table-cell>
          <table:table-cell office:value-type="float" office:value="0.000111408" calcext:value-type="float">
            <text:p>0.000111408</text:p>
          </table:table-cell>
          <table:table-cell table:style-name="ce4" office:value-type="float" office:value="0.000823861" calcext:value-type="float">
            <text:p>8.24E-04</text:p>
          </table:table-cell>
          <table:table-cell table:style-name="ce4" table:number-columns-repeated="2"/>
        </table:table-row>
        <table:table-row table:style-name="ro1">
          <table:table-cell office:value-type="float" office:value="-46.565" calcext:value-type="float">
            <text:p>-46.565</text:p>
          </table:table-cell>
          <table:table-cell table:style-name="ce4" office:value-type="float" office:value="0.0000762459" calcext:value-type="float">
            <text:p>7.62E-05</text:p>
          </table:table-cell>
          <table:table-cell office:value-type="float" office:value="0.000900107" calcext:value-type="float">
            <text:p>0.000900107</text:p>
          </table:table-cell>
          <table:table-cell table:number-columns-repeated="2"/>
        </table:table-row>
        <table:table-row table:style-name="ro1">
          <table:table-cell office:value-type="float" office:value="-46.2" calcext:value-type="float">
            <text:p>-46.2</text:p>
          </table:table-cell>
          <table:table-cell table:style-name="ce4" office:value-type="float" office:value="0.000093851" calcext:value-type="float">
            <text:p>9.39E-05</text:p>
          </table:table-cell>
          <table:table-cell table:style-name="ce4" office:value-type="float" office:value="0.000993958" calcext:value-type="float">
            <text:p>9.94E-04</text:p>
          </table:table-cell>
          <table:table-cell table:style-name="ce4" table:number-columns-repeated="2"/>
        </table:table-row>
        <table:table-row table:style-name="ro1">
          <table:table-cell office:value-type="float" office:value="-45.835" calcext:value-type="float">
            <text:p>-45.835</text:p>
          </table:table-cell>
          <table:table-cell office:value-type="float" office:value="0.000108476" calcext:value-type="float">
            <text:p>0.000108476</text:p>
          </table:table-cell>
          <table:table-cell table:style-name="ce4" office:value-type="float" office:value="0.00110243" calcext:value-type="float">
            <text:p>1.10E-03</text:p>
          </table:table-cell>
          <table:table-cell table:style-name="ce4" table:number-columns-repeated="2"/>
        </table:table-row>
        <table:table-row table:style-name="ro1">
          <table:table-cell office:value-type="float" office:value="-45.47" calcext:value-type="float">
            <text:p>-45.47</text:p>
          </table:table-cell>
          <table:table-cell table:style-name="ce4" office:value-type="float" office:value="0.0000732887" calcext:value-type="float">
            <text:p>7.33E-05</text:p>
          </table:table-cell>
          <table:table-cell table:style-name="ce4" office:value-type="float" office:value="0.00117572" calcext:value-type="float">
            <text:p>1.18E-03</text:p>
          </table:table-cell>
          <table:table-cell table:style-name="ce4" table:number-columns-repeated="2"/>
        </table:table-row>
        <table:table-row table:style-name="ro1">
          <table:table-cell office:value-type="float" office:value="-45.105" calcext:value-type="float">
            <text:p>-45.105</text:p>
          </table:table-cell>
          <table:table-cell table:style-name="ce4" office:value-type="float" office:value="0.0000909373" calcext:value-type="float">
            <text:p>9.09E-05</text:p>
          </table:table-cell>
          <table:table-cell table:style-name="ce4" office:value-type="float" office:value="0.00126666" calcext:value-type="float">
            <text:p>1.27E-03</text:p>
          </table:table-cell>
          <table:table-cell table:style-name="ce4" table:number-columns-repeated="2"/>
        </table:table-row>
        <table:table-row table:style-name="ro1">
          <table:table-cell office:value-type="float" office:value="-44.74" calcext:value-type="float">
            <text:p>-44.74</text:p>
          </table:table-cell>
          <table:table-cell office:value-type="float" office:value="0.000108495" calcext:value-type="float">
            <text:p>0.000108495</text:p>
          </table:table-cell>
          <table:table-cell table:style-name="ce4" office:value-type="float" office:value="0.00137516" calcext:value-type="float">
            <text:p>1.38E-03</text:p>
          </table:table-cell>
          <table:table-cell table:style-name="ce4" table:number-columns-repeated="2"/>
        </table:table-row>
        <table:table-row table:style-name="ro1">
          <table:table-cell office:value-type="float" office:value="-44.375" calcext:value-type="float">
            <text:p>-44.375</text:p>
          </table:table-cell>
          <table:table-cell office:value-type="float" office:value="0.000123104" calcext:value-type="float">
            <text:p>0.000123104</text:p>
          </table:table-cell>
          <table:table-cell table:style-name="ce4" office:value-type="float" office:value="0.00149826" calcext:value-type="float">
            <text:p>1.50E-03</text:p>
          </table:table-cell>
          <table:table-cell table:style-name="ce4" table:number-columns-repeated="2"/>
        </table:table-row>
        <table:table-row table:style-name="ro1">
          <table:table-cell office:value-type="float" office:value="-44.01" calcext:value-type="float">
            <text:p>-44.01</text:p>
          </table:table-cell>
          <table:table-cell office:value-type="float" office:value="0.00011148" calcext:value-type="float">
            <text:p>0.00011148</text:p>
          </table:table-cell>
          <table:table-cell table:style-name="ce4" office:value-type="float" office:value="0.00160974" calcext:value-type="float">
            <text:p>1.61E-03</text:p>
          </table:table-cell>
          <table:table-cell table:style-name="ce4" table:number-columns-repeated="2"/>
        </table:table-row>
        <table:table-row table:style-name="ro1">
          <table:table-cell office:value-type="float" office:value="-43.645" calcext:value-type="float">
            <text:p>-43.645</text:p>
          </table:table-cell>
          <table:table-cell office:value-type="float" office:value="0.000105585" calcext:value-type="float">
            <text:p>0.000105585</text:p>
          </table:table-cell>
          <table:table-cell table:style-name="ce4" office:value-type="float" office:value="0.00171532" calcext:value-type="float">
            <text:p>1.72E-03</text:p>
          </table:table-cell>
          <table:table-cell table:style-name="ce4" table:number-columns-repeated="2"/>
        </table:table-row>
        <table:table-row table:style-name="ro1">
          <table:table-cell office:value-type="float" office:value="-43.28" calcext:value-type="float">
            <text:p>-43.28</text:p>
          </table:table-cell>
          <table:table-cell office:value-type="float" office:value="0.000117303" calcext:value-type="float">
            <text:p>0.000117303</text:p>
          </table:table-cell>
          <table:table-cell office:value-type="float" office:value="0.00183263" calcext:value-type="float">
            <text:p>0.00183263</text:p>
          </table:table-cell>
          <table:table-cell table:number-columns-repeated="2"/>
        </table:table-row>
        <table:table-row table:style-name="ro1">
          <table:table-cell office:value-type="float" office:value="-42.915" calcext:value-type="float">
            <text:p>-42.915</text:p>
          </table:table-cell>
          <table:table-cell office:value-type="float" office:value="0.000143635" calcext:value-type="float">
            <text:p>0.000143635</text:p>
          </table:table-cell>
          <table:table-cell office:value-type="float" office:value="0.00197626" calcext:value-type="float">
            <text:p>0.00197626</text:p>
          </table:table-cell>
          <table:table-cell table:number-columns-repeated="2"/>
        </table:table-row>
        <table:table-row table:style-name="ro1">
          <table:table-cell office:value-type="float" office:value="-42.55" calcext:value-type="float">
            <text:p>-42.55</text:p>
          </table:table-cell>
          <table:table-cell office:value-type="float" office:value="0.000187656" calcext:value-type="float">
            <text:p>0.000187656</text:p>
          </table:table-cell>
          <table:table-cell table:style-name="ce4" office:value-type="float" office:value="0.00216392" calcext:value-type="float">
            <text:p>2.16E-03</text:p>
          </table:table-cell>
          <table:table-cell table:style-name="ce4" table:number-columns-repeated="2"/>
        </table:table-row>
        <table:table-row table:style-name="ro1">
          <table:table-cell office:value-type="float" office:value="-42.185" calcext:value-type="float">
            <text:p>-42.185</text:p>
          </table:table-cell>
          <table:table-cell office:value-type="float" office:value="0.000219746" calcext:value-type="float">
            <text:p>0.000219746</text:p>
          </table:table-cell>
          <table:table-cell table:style-name="ce4" office:value-type="float" office:value="0.00238366" calcext:value-type="float">
            <text:p>2.38E-03</text:p>
          </table:table-cell>
          <table:table-cell table:style-name="ce4" table:number-columns-repeated="2"/>
        </table:table-row>
        <table:table-row table:style-name="ro1">
          <table:table-cell office:value-type="float" office:value="-41.82" calcext:value-type="float">
            <text:p>-41.82</text:p>
          </table:table-cell>
          <table:table-cell office:value-type="float" office:value="0.000199456" calcext:value-type="float">
            <text:p>0.000199456</text:p>
          </table:table-cell>
          <table:table-cell table:style-name="ce4" office:value-type="float" office:value="0.00258312" calcext:value-type="float">
            <text:p>2.58E-03</text:p>
          </table:table-cell>
          <table:table-cell table:style-name="ce4" table:number-columns-repeated="2"/>
        </table:table-row>
        <table:table-row table:style-name="ro1">
          <table:table-cell office:value-type="float" office:value="-41.455" calcext:value-type="float">
            <text:p>-41.455</text:p>
          </table:table-cell>
          <table:table-cell office:value-type="float" office:value="0.000178643" calcext:value-type="float">
            <text:p>0.000178643</text:p>
          </table:table-cell>
          <table:table-cell table:style-name="ce4" office:value-type="float" office:value="0.00276176" calcext:value-type="float">
            <text:p>2.76E-03</text:p>
          </table:table-cell>
          <table:table-cell table:style-name="ce4" table:number-columns-repeated="2"/>
        </table:table-row>
        <table:table-row table:style-name="ro1">
          <table:table-cell office:value-type="float" office:value="-41.09" calcext:value-type="float">
            <text:p>-41.09</text:p>
          </table:table-cell>
          <table:table-cell office:value-type="float" office:value="0.000210994" calcext:value-type="float">
            <text:p>0.000210994</text:p>
          </table:table-cell>
          <table:table-cell table:style-name="ce4" office:value-type="float" office:value="0.00297276" calcext:value-type="float">
            <text:p>2.97E-03</text:p>
          </table:table-cell>
          <table:table-cell table:style-name="ce4" table:number-columns-repeated="2"/>
        </table:table-row>
        <table:table-row table:style-name="ro1">
          <table:table-cell office:value-type="float" office:value="-40.725" calcext:value-type="float">
            <text:p>-40.725</text:p>
          </table:table-cell>
          <table:table-cell office:value-type="float" office:value="0.000219839" calcext:value-type="float">
            <text:p>0.000219839</text:p>
          </table:table-cell>
          <table:table-cell office:value-type="float" office:value="0.0031926" calcext:value-type="float">
            <text:p>0.0031926</text:p>
          </table:table-cell>
          <table:table-cell table:number-columns-repeated="2"/>
        </table:table-row>
        <table:table-row table:style-name="ro1">
          <table:table-cell office:value-type="float" office:value="-40.36" calcext:value-type="float">
            <text:p>-40.36</text:p>
          </table:table-cell>
          <table:table-cell office:value-type="float" office:value="0.000167113" calcext:value-type="float">
            <text:p>0.000167113</text:p>
          </table:table-cell>
          <table:table-cell table:style-name="ce4" office:value-type="float" office:value="0.00335971" calcext:value-type="float">
            <text:p>3.36E-03</text:p>
          </table:table-cell>
          <table:table-cell table:style-name="ce4" table:number-columns-repeated="2"/>
        </table:table-row>
        <table:table-row table:style-name="ro1">
          <table:table-cell office:value-type="float" office:value="-39.995" calcext:value-type="float">
            <text:p>-39.995</text:p>
          </table:table-cell>
          <table:table-cell office:value-type="float" office:value="0.000214061" calcext:value-type="float">
            <text:p>0.000214061</text:p>
          </table:table-cell>
          <table:table-cell table:style-name="ce4" office:value-type="float" office:value="0.00357377" calcext:value-type="float">
            <text:p>3.57E-03</text:p>
          </table:table-cell>
          <table:table-cell table:style-name="ce4" table:number-columns-repeated="2"/>
        </table:table-row>
        <table:table-row table:style-name="ro1">
          <table:table-cell office:value-type="float" office:value="-39.63" calcext:value-type="float">
            <text:p>-39.63</text:p>
          </table:table-cell>
          <table:table-cell office:value-type="float" office:value="0.000167152" calcext:value-type="float">
            <text:p>0.000167152</text:p>
          </table:table-cell>
          <table:table-cell table:style-name="ce4" office:value-type="float" office:value="0.00374092" calcext:value-type="float">
            <text:p>3.74E-03</text:p>
          </table:table-cell>
          <table:table-cell table:style-name="ce4" table:number-columns-repeated="2"/>
        </table:table-row>
        <table:table-row table:style-name="ro1">
          <table:table-cell office:value-type="float" office:value="-39.265" calcext:value-type="float">
            <text:p>-39.265</text:p>
          </table:table-cell>
          <table:table-cell office:value-type="float" office:value="0.000231601" calcext:value-type="float">
            <text:p>0.000231601</text:p>
          </table:table-cell>
          <table:table-cell table:style-name="ce4" office:value-type="float" office:value="0.00397252" calcext:value-type="float">
            <text:p>3.97E-03</text:p>
          </table:table-cell>
          <table:table-cell table:style-name="ce4" table:number-columns-repeated="2"/>
        </table:table-row>
        <table:table-row table:style-name="ro1">
          <table:table-cell office:value-type="float" office:value="-38.9" calcext:value-type="float">
            <text:p>-38.9</text:p>
          </table:table-cell>
          <table:table-cell office:value-type="float" office:value="0.000246151" calcext:value-type="float">
            <text:p>0.000246151</text:p>
          </table:table-cell>
          <table:table-cell table:style-name="ce4" office:value-type="float" office:value="0.00421867" calcext:value-type="float">
            <text:p>4.22E-03</text:p>
          </table:table-cell>
          <table:table-cell table:style-name="ce4" table:number-columns-repeated="2"/>
        </table:table-row>
        <table:table-row table:style-name="ro1">
          <table:table-cell office:value-type="float" office:value="-38.535" calcext:value-type="float">
            <text:p>-38.535</text:p>
          </table:table-cell>
          <table:table-cell office:value-type="float" office:value="0.000225869" calcext:value-type="float">
            <text:p>0.000225869</text:p>
          </table:table-cell>
          <table:table-cell office:value-type="float" office:value="0.00444454" calcext:value-type="float">
            <text:p>0.00444454</text:p>
          </table:table-cell>
          <table:table-cell table:number-columns-repeated="2"/>
        </table:table-row>
        <table:table-row table:style-name="ro1">
          <table:table-cell office:value-type="float" office:value="-38.17" calcext:value-type="float">
            <text:p>-38.17</text:p>
          </table:table-cell>
          <table:table-cell office:value-type="float" office:value="0.000287346" calcext:value-type="float">
            <text:p>0.000287346</text:p>
          </table:table-cell>
          <table:table-cell table:style-name="ce4" office:value-type="float" office:value="0.00473189" calcext:value-type="float">
            <text:p>4.73E-03</text:p>
          </table:table-cell>
          <table:table-cell table:style-name="ce4" table:number-columns-repeated="2"/>
        </table:table-row>
        <table:table-row table:style-name="ro1">
          <table:table-cell office:value-type="float" office:value="-37.805" calcext:value-type="float">
            <text:p>-37.805</text:p>
          </table:table-cell>
          <table:table-cell office:value-type="float" office:value="0.000272693" calcext:value-type="float">
            <text:p>0.000272693</text:p>
          </table:table-cell>
          <table:table-cell office:value-type="float" office:value="0.00500458" calcext:value-type="float">
            <text:p>0.00500458</text:p>
          </table:table-cell>
          <table:table-cell table:number-columns-repeated="2"/>
        </table:table-row>
        <table:table-row table:style-name="ro1">
          <table:table-cell office:value-type="float" office:value="-37.44" calcext:value-type="float">
            <text:p>-37.44</text:p>
          </table:table-cell>
          <table:table-cell office:value-type="float" office:value="0.00029019" calcext:value-type="float">
            <text:p>0.00029019</text:p>
          </table:table-cell>
          <table:table-cell office:value-type="float" office:value="0.00529477" calcext:value-type="float">
            <text:p>0.00529477</text:p>
          </table:table-cell>
          <table:table-cell table:number-columns-repeated="2"/>
        </table:table-row>
        <table:table-row table:style-name="ro1">
          <table:table-cell office:value-type="float" office:value="-37.075" calcext:value-type="float">
            <text:p>-37.075</text:p>
          </table:table-cell>
          <table:table-cell office:value-type="float" office:value="0.000260921" calcext:value-type="float">
            <text:p>0.000260921</text:p>
          </table:table-cell>
          <table:table-cell table:style-name="ce7" office:value-type="float" office:value="0.00555569" calcext:value-type="float">
            <text:p>5.56E-03</text:p>
          </table:table-cell>
          <table:table-cell table:style-name="ce7" table:number-columns-repeated="2"/>
        </table:table-row>
        <table:table-row table:style-name="ro1">
          <table:table-cell office:value-type="float" office:value="-36.71" calcext:value-type="float">
            <text:p>-36.71</text:p>
          </table:table-cell>
          <table:table-cell office:value-type="float" office:value="0.000337204" calcext:value-type="float">
            <text:p>0.000337204</text:p>
          </table:table-cell>
          <table:table-cell table:style-name="ce8" office:value-type="float" office:value="0.00589289" calcext:value-type="float">
            <text:p>0.00589289</text:p>
          </table:table-cell>
          <table:table-cell table:style-name="ce8" table:number-columns-repeated="2"/>
        </table:table-row>
        <table:table-row table:style-name="ro1">
          <table:table-cell office:value-type="float" office:value="-36.345" calcext:value-type="float">
            <text:p>-36.345</text:p>
          </table:table-cell>
          <table:table-cell office:value-type="float" office:value="0.000278609" calcext:value-type="float">
            <text:p>0.000278609</text:p>
          </table:table-cell>
          <table:table-cell office:value-type="float" office:value="0.0061715" calcext:value-type="float">
            <text:p>0.0061715</text:p>
          </table:table-cell>
          <table:table-cell table:number-columns-repeated="2"/>
        </table:table-row>
        <table:table-row table:style-name="ro1">
          <table:table-cell office:value-type="float" office:value="-35.98" calcext:value-type="float">
            <text:p>-35.98</text:p>
          </table:table-cell>
          <table:table-cell office:value-type="float" office:value="0.000413465" calcext:value-type="float">
            <text:p>0.000413465</text:p>
          </table:table-cell>
          <table:table-cell office:value-type="float" office:value="0.00658497" calcext:value-type="float">
            <text:p>0.00658497</text:p>
          </table:table-cell>
          <table:table-cell table:number-columns-repeated="2"/>
        </table:table-row>
        <table:table-row table:style-name="ro1">
          <table:table-cell office:value-type="float" office:value="-35.615" calcext:value-type="float">
            <text:p>-35.615</text:p>
          </table:table-cell>
          <table:table-cell office:value-type="float" office:value="0.000419417" calcext:value-type="float">
            <text:p>0.000419417</text:p>
          </table:table-cell>
          <table:table-cell office:value-type="float" office:value="0.00700439" calcext:value-type="float">
            <text:p>0.00700439</text:p>
          </table:table-cell>
          <table:table-cell table:number-columns-repeated="2"/>
        </table:table-row>
        <table:table-row table:style-name="ro1">
          <table:table-cell office:value-type="float" office:value="-35.25" calcext:value-type="float">
            <text:p>-35.25</text:p>
          </table:table-cell>
          <table:table-cell office:value-type="float" office:value="0.00031956" calcext:value-type="float">
            <text:p>0.00031956</text:p>
          </table:table-cell>
          <table:table-cell office:value-type="float" office:value="0.00732395" calcext:value-type="float">
            <text:p>0.00732395</text:p>
          </table:table-cell>
          <table:table-cell table:number-columns-repeated="2"/>
        </table:table-row>
        <table:table-row table:style-name="ro1">
          <table:table-cell office:value-type="float" office:value="-34.885" calcext:value-type="float">
            <text:p>-34.885</text:p>
          </table:table-cell>
          <table:table-cell office:value-type="float" office:value="0.000319525" calcext:value-type="float">
            <text:p>0.000319525</text:p>
          </table:table-cell>
          <table:table-cell office:value-type="float" office:value="0.00764347" calcext:value-type="float">
            <text:p>0.00764347</text:p>
          </table:table-cell>
          <table:table-cell table:number-columns-repeated="2"/>
        </table:table-row>
        <table:table-row table:style-name="ro1">
          <table:table-cell office:value-type="float" office:value="-34.52" calcext:value-type="float">
            <text:p>-34.52</text:p>
          </table:table-cell>
          <table:table-cell office:value-type="float" office:value="0.00036638" calcext:value-type="float">
            <text:p>0.00036638</text:p>
          </table:table-cell>
          <table:table-cell office:value-type="float" office:value="0.00800985" calcext:value-type="float">
            <text:p>0.00800985</text:p>
          </table:table-cell>
          <table:table-cell table:number-columns-repeated="2"/>
        </table:table-row>
        <table:table-row table:style-name="ro1">
          <table:table-cell office:value-type="float" office:value="-34.155" calcext:value-type="float">
            <text:p>-34.155</text:p>
          </table:table-cell>
          <table:table-cell office:value-type="float" office:value="0.000448612" calcext:value-type="float">
            <text:p>0.000448612</text:p>
          </table:table-cell>
          <table:table-cell table:style-name="ce8" office:value-type="float" office:value="0.00845846" calcext:value-type="float">
            <text:p>0.00845846</text:p>
          </table:table-cell>
          <table:table-cell table:style-name="ce8" table:number-columns-repeated="2"/>
        </table:table-row>
        <table:table-row table:style-name="ro1">
          <table:table-cell office:value-type="float" office:value="-33.79" calcext:value-type="float">
            <text:p>-33.79</text:p>
          </table:table-cell>
          <table:table-cell office:value-type="float" office:value="0.000433931" calcext:value-type="float">
            <text:p>0.000433931</text:p>
          </table:table-cell>
          <table:table-cell office:value-type="float" office:value="0.00889239" calcext:value-type="float">
            <text:p>0.00889239</text:p>
          </table:table-cell>
          <table:table-cell table:number-columns-repeated="2"/>
        </table:table-row>
        <table:table-row table:style-name="ro1">
          <table:table-cell office:value-type="float" office:value="-33.425" calcext:value-type="float">
            <text:p>-33.425</text:p>
          </table:table-cell>
          <table:table-cell office:value-type="float" office:value="0.0005013" calcext:value-type="float">
            <text:p>0.0005013</text:p>
          </table:table-cell>
          <table:table-cell office:value-type="float" office:value="0.00939369" calcext:value-type="float">
            <text:p>0.00939369</text:p>
          </table:table-cell>
          <table:table-cell table:number-columns-repeated="2"/>
        </table:table-row>
        <table:table-row table:style-name="ro1">
          <table:table-cell office:value-type="float" office:value="-33.06" calcext:value-type="float">
            <text:p>-33.06</text:p>
          </table:table-cell>
          <table:table-cell office:value-type="float" office:value="0.000518701" calcext:value-type="float">
            <text:p>0.000518701</text:p>
          </table:table-cell>
          <table:table-cell office:value-type="float" office:value="0.0099124" calcext:value-type="float">
            <text:p>0.0099124</text:p>
          </table:table-cell>
          <table:table-cell table:number-columns-repeated="2"/>
        </table:table-row>
        <table:table-row table:style-name="ro1">
          <table:table-cell office:value-type="float" office:value="-32.695" calcext:value-type="float">
            <text:p>-32.695</text:p>
          </table:table-cell>
          <table:table-cell office:value-type="float" office:value="0.000551036" calcext:value-type="float">
            <text:p>0.000551036</text:p>
          </table:table-cell>
          <table:table-cell table:style-name="ce8" office:value-type="float" office:value="0.0104634" calcext:value-type="float">
            <text:p>0.0104634</text:p>
          </table:table-cell>
          <table:table-cell table:style-name="ce8" table:number-columns-repeated="2"/>
        </table:table-row>
        <table:table-row table:style-name="ro1">
          <table:table-cell office:value-type="float" office:value="-32.33" calcext:value-type="float">
            <text:p>-32.33</text:p>
          </table:table-cell>
          <table:table-cell office:value-type="float" office:value="0.000604133" calcext:value-type="float">
            <text:p>0.000604133</text:p>
          </table:table-cell>
          <table:table-cell office:value-type="float" office:value="0.0110676" calcext:value-type="float">
            <text:p>0.0110676</text:p>
          </table:table-cell>
          <table:table-cell table:number-columns-repeated="2"/>
        </table:table-row>
        <table:table-row table:style-name="ro1">
          <table:table-cell office:value-type="float" office:value="-31.965" calcext:value-type="float">
            <text:p>-31.965</text:p>
          </table:table-cell>
          <table:table-cell office:value-type="float" office:value="0.000618462" calcext:value-type="float">
            <text:p>0.000618462</text:p>
          </table:table-cell>
          <table:table-cell office:value-type="float" office:value="0.011686" calcext:value-type="float">
            <text:p>0.011686</text:p>
          </table:table-cell>
          <table:table-cell table:number-columns-repeated="2"/>
        </table:table-row>
        <table:table-row table:style-name="ro1">
          <table:table-cell office:value-type="float" office:value="-31.6" calcext:value-type="float">
            <text:p>-31.6</text:p>
          </table:table-cell>
          <table:table-cell office:value-type="float" office:value="0.000665558" calcext:value-type="float">
            <text:p>0.000665558</text:p>
          </table:table-cell>
          <table:table-cell office:value-type="float" office:value="0.0123516" calcext:value-type="float">
            <text:p>0.0123516</text:p>
          </table:table-cell>
          <table:table-cell table:number-columns-repeated="2"/>
        </table:table-row>
        <table:table-row table:style-name="ro1">
          <table:table-cell office:value-type="float" office:value="-31.235" calcext:value-type="float">
            <text:p>-31.235</text:p>
          </table:table-cell>
          <table:table-cell office:value-type="float" office:value="0.000683229" calcext:value-type="float">
            <text:p>0.000683229</text:p>
          </table:table-cell>
          <table:table-cell table:style-name="ce8" office:value-type="float" office:value="0.0130348" calcext:value-type="float">
            <text:p>0.0130348</text:p>
          </table:table-cell>
          <table:table-cell table:style-name="ce8" table:number-columns-repeated="2"/>
        </table:table-row>
        <table:table-row table:style-name="ro1">
          <table:table-cell office:value-type="float" office:value="-30.87" calcext:value-type="float">
            <text:p>-30.87</text:p>
          </table:table-cell>
          <table:table-cell office:value-type="float" office:value="0.000601064" calcext:value-type="float">
            <text:p>0.000601064</text:p>
          </table:table-cell>
          <table:table-cell office:value-type="float" office:value="0.0136359" calcext:value-type="float">
            <text:p>0.0136359</text:p>
          </table:table-cell>
          <table:table-cell table:number-columns-repeated="2"/>
        </table:table-row>
        <table:table-row table:style-name="ro1">
          <table:table-cell office:value-type="float" office:value="-30.505" calcext:value-type="float">
            <text:p>-30.505</text:p>
          </table:table-cell>
          <table:table-cell office:value-type="float" office:value="0.000677314" calcext:value-type="float">
            <text:p>0.000677314</text:p>
          </table:table-cell>
          <table:table-cell table:style-name="ce8" office:value-type="float" office:value="0.0143132" calcext:value-type="float">
            <text:p>0.0143132</text:p>
          </table:table-cell>
          <table:table-cell table:style-name="ce8" table:number-columns-repeated="2"/>
        </table:table-row>
        <table:table-row table:style-name="ro1">
          <table:table-cell office:value-type="float" office:value="-30.14" calcext:value-type="float">
            <text:p>-30.14</text:p>
          </table:table-cell>
          <table:table-cell office:value-type="float" office:value="0.000706629" calcext:value-type="float">
            <text:p>0.000706629</text:p>
          </table:table-cell>
          <table:table-cell office:value-type="float" office:value="0.0150198" calcext:value-type="float">
            <text:p>0.0150198</text:p>
          </table:table-cell>
          <table:table-cell table:number-columns-repeated="2"/>
        </table:table-row>
        <table:table-row table:style-name="ro1">
          <table:table-cell office:value-type="float" office:value="-29.775" calcext:value-type="float">
            <text:p>-29.775</text:p>
          </table:table-cell>
          <table:table-cell office:value-type="float" office:value="0.000797493" calcext:value-type="float">
            <text:p>0.000797493</text:p>
          </table:table-cell>
          <table:table-cell office:value-type="float" office:value="0.0158173" calcext:value-type="float">
            <text:p>0.0158173</text:p>
          </table:table-cell>
          <table:table-cell table:number-columns-repeated="2"/>
        </table:table-row>
        <table:table-row table:style-name="ro1">
          <table:table-cell office:value-type="float" office:value="-29.41" calcext:value-type="float">
            <text:p>-29.41</text:p>
          </table:table-cell>
          <table:table-cell office:value-type="float" office:value="0.000785709" calcext:value-type="float">
            <text:p>0.000785709</text:p>
          </table:table-cell>
          <table:table-cell office:value-type="float" office:value="0.016603" calcext:value-type="float">
            <text:p>0.016603</text:p>
          </table:table-cell>
          <table:table-cell table:number-columns-repeated="2"/>
        </table:table-row>
        <table:table-row table:style-name="ro1">
          <table:table-cell office:value-type="float" office:value="-29.045" calcext:value-type="float">
            <text:p>-29.045</text:p>
          </table:table-cell>
          <table:table-cell office:value-type="float" office:value="0.000864954" calcext:value-type="float">
            <text:p>0.000864954</text:p>
          </table:table-cell>
          <table:table-cell office:value-type="float" office:value="0.017468" calcext:value-type="float">
            <text:p>0.017468</text:p>
          </table:table-cell>
          <table:table-cell table:number-columns-repeated="2"/>
        </table:table-row>
        <table:table-row table:style-name="ro1">
          <table:table-cell office:value-type="float" office:value="-28.68" calcext:value-type="float">
            <text:p>-28.68</text:p>
          </table:table-cell>
          <table:table-cell office:value-type="float" office:value="0.00084746" calcext:value-type="float">
            <text:p>0.00084746</text:p>
          </table:table-cell>
          <table:table-cell office:value-type="float" office:value="0.0183154" calcext:value-type="float">
            <text:p>0.0183154</text:p>
          </table:table-cell>
          <table:table-cell table:number-columns-repeated="2"/>
        </table:table-row>
        <table:table-row table:style-name="ro1">
          <table:table-cell office:value-type="float" office:value="-28.315" calcext:value-type="float">
            <text:p>-28.315</text:p>
          </table:table-cell>
          <table:table-cell office:value-type="float" office:value="0.000759375" calcext:value-type="float">
            <text:p>0.000759375</text:p>
          </table:table-cell>
          <table:table-cell office:value-type="float" office:value="0.0190748" calcext:value-type="float">
            <text:p>0.0190748</text:p>
          </table:table-cell>
          <table:table-cell table:number-columns-repeated="2"/>
        </table:table-row>
        <table:table-row table:style-name="ro1">
          <table:table-cell office:value-type="float" office:value="-27.95" calcext:value-type="float">
            <text:p>-27.95</text:p>
          </table:table-cell>
          <table:table-cell office:value-type="float" office:value="0.000956047" calcext:value-type="float">
            <text:p>0.000956047</text:p>
          </table:table-cell>
          <table:table-cell office:value-type="float" office:value="0.0200309" calcext:value-type="float">
            <text:p>0.0200309</text:p>
          </table:table-cell>
          <table:table-cell table:number-columns-repeated="2"/>
        </table:table-row>
        <table:table-row table:style-name="ro1">
          <table:table-cell office:value-type="float" office:value="-27.585" calcext:value-type="float">
            <text:p>-27.585</text:p>
          </table:table-cell>
          <table:table-cell office:value-type="float" office:value="0.00102933" calcext:value-type="float">
            <text:p>0.00102933</text:p>
          </table:table-cell>
          <table:table-cell office:value-type="float" office:value="0.0210602" calcext:value-type="float">
            <text:p>0.0210602</text:p>
          </table:table-cell>
          <table:table-cell table:number-columns-repeated="2"/>
        </table:table-row>
        <table:table-row table:style-name="ro1">
          <table:table-cell office:value-type="float" office:value="-27.22" calcext:value-type="float">
            <text:p>-27.22</text:p>
          </table:table-cell>
          <table:table-cell office:value-type="float" office:value="0.00121982" calcext:value-type="float">
            <text:p>0.00121982</text:p>
          </table:table-cell>
          <table:table-cell office:value-type="float" office:value="0.02228" calcext:value-type="float">
            <text:p>0.02228</text:p>
          </table:table-cell>
          <table:table-cell table:number-columns-repeated="2"/>
        </table:table-row>
        <table:table-row table:style-name="ro1">
          <table:table-cell office:value-type="float" office:value="-26.855" calcext:value-type="float">
            <text:p>-26.855</text:p>
          </table:table-cell>
          <table:table-cell office:value-type="float" office:value="0.00112309" calcext:value-type="float">
            <text:p>0.00112309</text:p>
          </table:table-cell>
          <table:table-cell office:value-type="float" office:value="0.0234031" calcext:value-type="float">
            <text:p>0.0234031</text:p>
          </table:table-cell>
          <table:table-cell table:number-columns-repeated="2"/>
        </table:table-row>
        <table:table-row table:style-name="ro1">
          <table:table-cell office:value-type="float" office:value="-26.49" calcext:value-type="float">
            <text:p>-26.49</text:p>
          </table:table-cell>
          <table:table-cell office:value-type="float" office:value="0.00111422" calcext:value-type="float">
            <text:p>0.00111422</text:p>
          </table:table-cell>
          <table:table-cell office:value-type="float" office:value="0.0245173" calcext:value-type="float">
            <text:p>0.0245173</text:p>
          </table:table-cell>
          <table:table-cell table:number-columns-repeated="2"/>
        </table:table-row>
        <table:table-row table:style-name="ro1">
          <table:table-cell office:value-type="float" office:value="-26.125" calcext:value-type="float">
            <text:p>-26.125</text:p>
          </table:table-cell>
          <table:table-cell office:value-type="float" office:value="0.00121122" calcext:value-type="float">
            <text:p>0.00121122</text:p>
          </table:table-cell>
          <table:table-cell office:value-type="float" office:value="0.0257285" calcext:value-type="float">
            <text:p>0.0257285</text:p>
          </table:table-cell>
          <table:table-cell table:number-columns-repeated="2"/>
        </table:table-row>
        <table:table-row table:style-name="ro1">
          <table:table-cell office:value-type="float" office:value="-25.76" calcext:value-type="float">
            <text:p>-25.76</text:p>
          </table:table-cell>
          <table:table-cell office:value-type="float" office:value="0.0010588" calcext:value-type="float">
            <text:p>0.0010588</text:p>
          </table:table-cell>
          <table:table-cell office:value-type="float" office:value="0.0267873" calcext:value-type="float">
            <text:p>0.0267873</text:p>
          </table:table-cell>
          <table:table-cell table:number-columns-repeated="2"/>
        </table:table-row>
        <table:table-row table:style-name="ro1">
          <table:table-cell office:value-type="float" office:value="-25.395" calcext:value-type="float">
            <text:p>-25.395</text:p>
          </table:table-cell>
          <table:table-cell office:value-type="float" office:value="0.00124916" calcext:value-type="float">
            <text:p>0.00124916</text:p>
          </table:table-cell>
          <table:table-cell office:value-type="float" office:value="0.0280365" calcext:value-type="float">
            <text:p>0.0280365</text:p>
          </table:table-cell>
          <table:table-cell table:number-columns-repeated="2"/>
        </table:table-row>
        <table:table-row table:style-name="ro1">
          <table:table-cell office:value-type="float" office:value="-25.03" calcext:value-type="float">
            <text:p>-25.03</text:p>
          </table:table-cell>
          <table:table-cell office:value-type="float" office:value="0.0015425" calcext:value-type="float">
            <text:p>0.0015425</text:p>
          </table:table-cell>
          <table:table-cell office:value-type="float" office:value="0.029579" calcext:value-type="float">
            <text:p>0.029579</text:p>
          </table:table-cell>
          <table:table-cell table:number-columns-repeated="2"/>
        </table:table-row>
        <table:table-row table:style-name="ro1">
          <table:table-cell office:value-type="float" office:value="-24.665" calcext:value-type="float">
            <text:p>-24.665</text:p>
          </table:table-cell>
          <table:table-cell office:value-type="float" office:value="0.00144588" calcext:value-type="float">
            <text:p>0.00144588</text:p>
          </table:table-cell>
          <table:table-cell office:value-type="float" office:value="0.0310249" calcext:value-type="float">
            <text:p>0.0310249</text:p>
          </table:table-cell>
          <table:table-cell table:number-columns-repeated="2"/>
        </table:table-row>
        <table:table-row table:style-name="ro1">
          <table:table-cell office:value-type="float" office:value="-24.3" calcext:value-type="float">
            <text:p>-24.3</text:p>
          </table:table-cell>
          <table:table-cell office:value-type="float" office:value="0.0015865" calcext:value-type="float">
            <text:p>0.0015865</text:p>
          </table:table-cell>
          <table:table-cell office:value-type="float" office:value="0.0326114" calcext:value-type="float">
            <text:p>0.0326114</text:p>
          </table:table-cell>
          <table:table-cell table:number-columns-repeated="2"/>
        </table:table-row>
        <table:table-row table:style-name="ro1">
          <table:table-cell office:value-type="float" office:value="-23.935" calcext:value-type="float">
            <text:p>-23.935</text:p>
          </table:table-cell>
          <table:table-cell office:value-type="float" office:value="0.00153376" calcext:value-type="float">
            <text:p>0.00153376</text:p>
          </table:table-cell>
          <table:table-cell office:value-type="float" office:value="0.0341451" calcext:value-type="float">
            <text:p>0.0341451</text:p>
          </table:table-cell>
          <table:table-cell table:number-columns-repeated="2"/>
        </table:table-row>
        <table:table-row table:style-name="ro1">
          <table:table-cell office:value-type="float" office:value="-23.57" calcext:value-type="float">
            <text:p>-23.57</text:p>
          </table:table-cell>
          <table:table-cell office:value-type="float" office:value="0.00147245" calcext:value-type="float">
            <text:p>0.00147245</text:p>
          </table:table-cell>
          <table:table-cell office:value-type="float" office:value="0.0356176" calcext:value-type="float">
            <text:p>0.0356176</text:p>
          </table:table-cell>
          <table:table-cell table:number-columns-repeated="2"/>
        </table:table-row>
        <table:table-row table:style-name="ro1">
          <table:table-cell office:value-type="float" office:value="-23.205" calcext:value-type="float">
            <text:p>-23.205</text:p>
          </table:table-cell>
          <table:table-cell office:value-type="float" office:value="0.00177719" calcext:value-type="float">
            <text:p>0.00177719</text:p>
          </table:table-cell>
          <table:table-cell office:value-type="float" office:value="0.0373948" calcext:value-type="float">
            <text:p>0.0373948</text:p>
          </table:table-cell>
          <table:table-cell table:number-columns-repeated="2"/>
        </table:table-row>
        <table:table-row table:style-name="ro1">
          <table:table-cell office:value-type="float" office:value="-22.84" calcext:value-type="float">
            <text:p>-22.84</text:p>
          </table:table-cell>
          <table:table-cell office:value-type="float" office:value="0.00184784" calcext:value-type="float">
            <text:p>0.00184784</text:p>
          </table:table-cell>
          <table:table-cell office:value-type="float" office:value="0.0392426" calcext:value-type="float">
            <text:p>0.0392426</text:p>
          </table:table-cell>
          <table:table-cell table:number-columns-repeated="2"/>
        </table:table-row>
        <table:table-row table:style-name="ro1">
          <table:table-cell office:value-type="float" office:value="-22.475" calcext:value-type="float">
            <text:p>-22.475</text:p>
          </table:table-cell>
          <table:table-cell office:value-type="float" office:value="0.00178314" calcext:value-type="float">
            <text:p>0.00178314</text:p>
          </table:table-cell>
          <table:table-cell office:value-type="float" office:value="0.0410258" calcext:value-type="float">
            <text:p>0.0410258</text:p>
          </table:table-cell>
          <table:table-cell table:number-columns-repeated="2"/>
        </table:table-row>
        <table:table-row table:style-name="ro1">
          <table:table-cell office:value-type="float" office:value="-22.11" calcext:value-type="float">
            <text:p>-22.11</text:p>
          </table:table-cell>
          <table:table-cell office:value-type="float" office:value="0.00198525" calcext:value-type="float">
            <text:p>0.00198525</text:p>
          </table:table-cell>
          <table:table-cell office:value-type="float" office:value="0.043011" calcext:value-type="float">
            <text:p>0.043011</text:p>
          </table:table-cell>
          <table:table-cell table:number-columns-repeated="2"/>
        </table:table-row>
        <table:table-row table:style-name="ro1">
          <table:table-cell office:value-type="float" office:value="-21.745" calcext:value-type="float">
            <text:p>-21.745</text:p>
          </table:table-cell>
          <table:table-cell office:value-type="float" office:value="0.00191816" calcext:value-type="float">
            <text:p>0.00191816</text:p>
          </table:table-cell>
          <table:table-cell office:value-type="float" office:value="0.0449292" calcext:value-type="float">
            <text:p>0.0449292</text:p>
          </table:table-cell>
          <table:table-cell table:number-columns-repeated="2"/>
        </table:table-row>
        <table:table-row table:style-name="ro1">
          <table:table-cell office:value-type="float" office:value="-21.38" calcext:value-type="float">
            <text:p>-21.38</text:p>
          </table:table-cell>
          <table:table-cell office:value-type="float" office:value="0.00170709" calcext:value-type="float">
            <text:p>0.00170709</text:p>
          </table:table-cell>
          <table:table-cell office:value-type="float" office:value="0.0466362" calcext:value-type="float">
            <text:p>0.0466362</text:p>
          </table:table-cell>
          <table:table-cell table:number-columns-repeated="2"/>
        </table:table-row>
        <table:table-row table:style-name="ro1">
          <table:table-cell office:value-type="float" office:value="-21.015" calcext:value-type="float">
            <text:p>-21.015</text:p>
          </table:table-cell>
          <table:table-cell office:value-type="float" office:value="0.00214364" calcext:value-type="float">
            <text:p>0.00214364</text:p>
          </table:table-cell>
          <table:table-cell office:value-type="float" office:value="0.0487799" calcext:value-type="float">
            <text:p>0.0487799</text:p>
          </table:table-cell>
          <table:table-cell table:number-columns-repeated="2"/>
        </table:table-row>
        <table:table-row table:style-name="ro1">
          <table:table-cell office:value-type="float" office:value="-20.65" calcext:value-type="float">
            <text:p>-20.65</text:p>
          </table:table-cell>
          <table:table-cell office:value-type="float" office:value="0.00233163" calcext:value-type="float">
            <text:p>0.00233163</text:p>
          </table:table-cell>
          <table:table-cell office:value-type="float" office:value="0.0511115" calcext:value-type="float">
            <text:p>0.0511115</text:p>
          </table:table-cell>
          <table:table-cell table:number-columns-repeated="2"/>
        </table:table-row>
        <table:table-row table:style-name="ro1">
          <table:table-cell office:value-type="float" office:value="-20.285" calcext:value-type="float">
            <text:p>-20.285</text:p>
          </table:table-cell>
          <table:table-cell office:value-type="float" office:value="0.00239009" calcext:value-type="float">
            <text:p>0.00239009</text:p>
          </table:table-cell>
          <table:table-cell office:value-type="float" office:value="0.0535016" calcext:value-type="float">
            <text:p>0.0535016</text:p>
          </table:table-cell>
          <table:table-cell table:number-columns-repeated="2"/>
        </table:table-row>
        <table:table-row table:style-name="ro1">
          <table:table-cell office:value-type="float" office:value="-19.92" calcext:value-type="float">
            <text:p>-19.92</text:p>
          </table:table-cell>
          <table:table-cell office:value-type="float" office:value="0.00243102" calcext:value-type="float">
            <text:p>0.00243102</text:p>
          </table:table-cell>
          <table:table-cell office:value-type="float" office:value="0.0559326" calcext:value-type="float">
            <text:p>0.0559326</text:p>
          </table:table-cell>
          <table:table-cell table:number-columns-repeated="2"/>
        </table:table-row>
        <table:table-row table:style-name="ro1">
          <table:table-cell office:value-type="float" office:value="-19.555" calcext:value-type="float">
            <text:p>-19.555</text:p>
          </table:table-cell>
          <table:table-cell office:value-type="float" office:value="0.00239014" calcext:value-type="float">
            <text:p>0.00239014</text:p>
          </table:table-cell>
          <table:table-cell office:value-type="float" office:value="0.0583228" calcext:value-type="float">
            <text:p>0.0583228</text:p>
          </table:table-cell>
          <table:table-cell table:number-columns-repeated="2"/>
        </table:table-row>
        <table:table-row table:style-name="ro1">
          <table:table-cell office:value-type="float" office:value="-19.19" calcext:value-type="float">
            <text:p>-19.19</text:p>
          </table:table-cell>
          <table:table-cell office:value-type="float" office:value="0.00229933" calcext:value-type="float">
            <text:p>0.00229933</text:p>
          </table:table-cell>
          <table:table-cell office:value-type="float" office:value="0.0606221" calcext:value-type="float">
            <text:p>0.0606221</text:p>
          </table:table-cell>
          <table:table-cell table:number-columns-repeated="2"/>
        </table:table-row>
        <table:table-row table:style-name="ro1">
          <table:table-cell office:value-type="float" office:value="-18.825" calcext:value-type="float">
            <text:p>-18.825</text:p>
          </table:table-cell>
          <table:table-cell office:value-type="float" office:value="0.00265127" calcext:value-type="float">
            <text:p>0.00265127</text:p>
          </table:table-cell>
          <table:table-cell office:value-type="float" office:value="0.0632734" calcext:value-type="float">
            <text:p>0.0632734</text:p>
          </table:table-cell>
          <table:table-cell table:number-columns-repeated="2"/>
        </table:table-row>
        <table:table-row table:style-name="ro1">
          <table:table-cell office:value-type="float" office:value="-18.46" calcext:value-type="float">
            <text:p>-18.46</text:p>
          </table:table-cell>
          <table:table-cell office:value-type="float" office:value="0.00282134" calcext:value-type="float">
            <text:p>0.00282134</text:p>
          </table:table-cell>
          <table:table-cell office:value-type="float" office:value="0.0660947" calcext:value-type="float">
            <text:p>0.0660947</text:p>
          </table:table-cell>
          <table:table-cell table:number-columns-repeated="2"/>
        </table:table-row>
        <table:table-row table:style-name="ro1">
          <table:table-cell office:value-type="float" office:value="-18.095" calcext:value-type="float">
            <text:p>-18.095</text:p>
          </table:table-cell>
          <table:table-cell office:value-type="float" office:value="0.00272763" calcext:value-type="float">
            <text:p>0.00272763</text:p>
          </table:table-cell>
          <table:table-cell office:value-type="float" office:value="0.0688223" calcext:value-type="float">
            <text:p>0.0688223</text:p>
          </table:table-cell>
          <table:table-cell table:number-columns-repeated="2"/>
        </table:table-row>
        <table:table-row table:style-name="ro1">
          <table:table-cell office:value-type="float" office:value="-17.73" calcext:value-type="float">
            <text:p>-17.73</text:p>
          </table:table-cell>
          <table:table-cell office:value-type="float" office:value="0.00299092" calcext:value-type="float">
            <text:p>0.00299092</text:p>
          </table:table-cell>
          <table:table-cell office:value-type="float" office:value="0.0718133" calcext:value-type="float">
            <text:p>0.0718133</text:p>
          </table:table-cell>
          <table:table-cell table:number-columns-repeated="2"/>
        </table:table-row>
        <table:table-row table:style-name="ro1">
          <table:table-cell office:value-type="float" office:value="-17.365" calcext:value-type="float">
            <text:p>-17.365</text:p>
          </table:table-cell>
          <table:table-cell office:value-type="float" office:value="0.00307667" calcext:value-type="float">
            <text:p>0.00307667</text:p>
          </table:table-cell>
          <table:table-cell office:value-type="float" office:value="0.0748899" calcext:value-type="float">
            <text:p>0.0748899</text:p>
          </table:table-cell>
          <table:table-cell table:number-columns-repeated="2"/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0.0034373" calcext:value-type="float">
            <text:p>0.0034373</text:p>
          </table:table-cell>
          <table:table-cell office:value-type="float" office:value="0.0783272" calcext:value-type="float">
            <text:p>0.0783272</text:p>
          </table:table-cell>
          <table:table-cell table:number-columns-repeated="2"/>
        </table:table-row>
        <table:table-row table:style-name="ro1">
          <table:table-cell office:value-type="float" office:value="-16.635" calcext:value-type="float">
            <text:p>-16.635</text:p>
          </table:table-cell>
          <table:table-cell office:value-type="float" office:value="0.00317902" calcext:value-type="float">
            <text:p>0.00317902</text:p>
          </table:table-cell>
          <table:table-cell office:value-type="float" office:value="0.0815063" calcext:value-type="float">
            <text:p>0.0815063</text:p>
          </table:table-cell>
          <table:table-cell table:number-columns-repeated="2"/>
        </table:table-row>
        <table:table-row table:style-name="ro1">
          <table:table-cell office:value-type="float" office:value="-16.27" calcext:value-type="float">
            <text:p>-16.27</text:p>
          </table:table-cell>
          <table:table-cell office:value-type="float" office:value="0.00345461" calcext:value-type="float">
            <text:p>0.00345461</text:p>
          </table:table-cell>
          <table:table-cell office:value-type="float" office:value="0.0849609" calcext:value-type="float">
            <text:p>0.0849609</text:p>
          </table:table-cell>
          <table:table-cell table:number-columns-repeated="2"/>
        </table:table-row>
        <table:table-row table:style-name="ro1">
          <table:table-cell office:value-type="float" office:value="-15.905" calcext:value-type="float">
            <text:p>-15.905</text:p>
          </table:table-cell>
          <table:table-cell office:value-type="float" office:value="0.00373323" calcext:value-type="float">
            <text:p>0.00373323</text:p>
          </table:table-cell>
          <table:table-cell office:value-type="float" office:value="0.0886941" calcext:value-type="float">
            <text:p>0.0886941</text:p>
          </table:table-cell>
          <table:table-cell table:number-columns-repeated="2"/>
        </table:table-row>
        <table:table-row table:style-name="ro1">
          <table:table-cell office:value-type="float" office:value="-15.54" calcext:value-type="float">
            <text:p>-15.54</text:p>
          </table:table-cell>
          <table:table-cell office:value-type="float" office:value="0.00365122" calcext:value-type="float">
            <text:p>0.00365122</text:p>
          </table:table-cell>
          <table:table-cell office:value-type="float" office:value="0.0923453" calcext:value-type="float">
            <text:p>0.0923453</text:p>
          </table:table-cell>
          <table:table-cell table:number-columns-repeated="2"/>
        </table:table-row>
        <table:table-row table:style-name="ro1">
          <table:table-cell office:value-type="float" office:value="-15.175" calcext:value-type="float">
            <text:p>-15.175</text:p>
          </table:table-cell>
          <table:table-cell office:value-type="float" office:value="0.00367777" calcext:value-type="float">
            <text:p>0.00367777</text:p>
          </table:table-cell>
          <table:table-cell office:value-type="float" office:value="0.0960231" calcext:value-type="float">
            <text:p>0.0960231</text:p>
          </table:table-cell>
          <table:table-cell table:number-columns-repeated="2"/>
        </table:table-row>
        <table:table-row table:style-name="ro1">
          <table:table-cell office:value-type="float" office:value="-14.81" calcext:value-type="float">
            <text:p>-14.81</text:p>
          </table:table-cell>
          <table:table-cell office:value-type="float" office:value="0.00407282" calcext:value-type="float">
            <text:p>0.00407282</text:p>
          </table:table-cell>
          <table:table-cell office:value-type="float" office:value="0.100096" calcext:value-type="float">
            <text:p>0.100096</text:p>
          </table:table-cell>
          <table:table-cell table:number-columns-repeated="2"/>
        </table:table-row>
        <table:table-row table:style-name="ro1">
          <table:table-cell office:value-type="float" office:value="-14.445" calcext:value-type="float">
            <text:p>-14.445</text:p>
          </table:table-cell>
          <table:table-cell office:value-type="float" office:value="0.00414043" calcext:value-type="float">
            <text:p>0.00414043</text:p>
          </table:table-cell>
          <table:table-cell office:value-type="float" office:value="0.104236" calcext:value-type="float">
            <text:p>0.104236</text:p>
          </table:table-cell>
          <table:table-cell table:number-columns-repeated="2"/>
        </table:table-row>
        <table:table-row table:style-name="ro1">
          <table:table-cell office:value-type="float" office:value="-14.08" calcext:value-type="float">
            <text:p>-14.08</text:p>
          </table:table-cell>
          <table:table-cell office:value-type="float" office:value="0.00407812" calcext:value-type="float">
            <text:p>0.00407812</text:p>
          </table:table-cell>
          <table:table-cell office:value-type="float" office:value="0.108314" calcext:value-type="float">
            <text:p>0.108314</text:p>
          </table:table-cell>
          <table:table-cell table:number-columns-repeated="2"/>
        </table:table-row>
        <table:table-row table:style-name="ro1">
          <table:table-cell office:value-type="float" office:value="-13.715" calcext:value-type="float">
            <text:p>-13.715</text:p>
          </table:table-cell>
          <table:table-cell office:value-type="float" office:value="0.00452408" calcext:value-type="float">
            <text:p>0.00452408</text:p>
          </table:table-cell>
          <table:table-cell office:value-type="float" office:value="0.112839" calcext:value-type="float">
            <text:p>0.112839</text:p>
          </table:table-cell>
          <table:table-cell table:number-columns-repeated="2"/>
        </table:table-row>
        <table:table-row table:style-name="ro1">
          <table:table-cell office:value-type="float" office:value="-13.35" calcext:value-type="float">
            <text:p>-13.35</text:p>
          </table:table-cell>
          <table:table-cell office:value-type="float" office:value="0.00489346" calcext:value-type="float">
            <text:p>0.00489346</text:p>
          </table:table-cell>
          <table:table-cell office:value-type="float" office:value="0.117732" calcext:value-type="float">
            <text:p>0.117732</text:p>
          </table:table-cell>
          <table:table-cell table:number-columns-repeated="2"/>
        </table:table-row>
        <table:table-row table:style-name="ro1">
          <table:table-cell office:value-type="float" office:value="-12.985" calcext:value-type="float">
            <text:p>-12.985</text:p>
          </table:table-cell>
          <table:table-cell office:value-type="float" office:value="0.00420805" calcext:value-type="float">
            <text:p>0.00420805</text:p>
          </table:table-cell>
          <table:table-cell office:value-type="float" office:value="0.12194" calcext:value-type="float">
            <text:p>0.12194</text:p>
          </table:table-cell>
          <table:table-cell table:number-columns-repeated="2"/>
        </table:table-row>
        <table:table-row table:style-name="ro1">
          <table:table-cell office:value-type="float" office:value="-12.62" calcext:value-type="float">
            <text:p>-12.62</text:p>
          </table:table-cell>
          <table:table-cell office:value-type="float" office:value="0.0049727" calcext:value-type="float">
            <text:p>0.0049727</text:p>
          </table:table-cell>
          <table:table-cell office:value-type="float" office:value="0.126913" calcext:value-type="float">
            <text:p>0.126913</text:p>
          </table:table-cell>
          <table:table-cell table:style-name="ce14"/>
          <table:table-cell/>
        </table:table-row>
        <table:table-row table:style-name="ro1">
          <table:table-cell office:value-type="float" office:value="-12.255" calcext:value-type="float">
            <text:p>-12.255</text:p>
          </table:table-cell>
          <table:table-cell office:value-type="float" office:value="0.00561153" calcext:value-type="float">
            <text:p>0.00561153</text:p>
          </table:table-cell>
          <table:table-cell office:value-type="float" office:value="0.132524" calcext:value-type="float">
            <text:p>0.132524</text:p>
          </table:table-cell>
          <table:table-cell table:number-columns-repeated="2"/>
        </table:table-row>
        <table:table-row table:style-name="ro1">
          <table:table-cell office:value-type="float" office:value="-11.89" calcext:value-type="float">
            <text:p>-11.89</text:p>
          </table:table-cell>
          <table:table-cell office:value-type="float" office:value="0.00561436" calcext:value-type="float">
            <text:p>0.00561436</text:p>
          </table:table-cell>
          <table:table-cell office:value-type="float" office:value="0.138139" calcext:value-type="float">
            <text:p>0.138139</text:p>
          </table:table-cell>
          <table:table-cell table:number-columns-repeated="2"/>
        </table:table-row>
        <table:table-row table:style-name="ro1">
          <table:table-cell office:value-type="float" office:value="-11.525" calcext:value-type="float">
            <text:p>-11.525</text:p>
          </table:table-cell>
          <table:table-cell office:value-type="float" office:value="0.00520694" calcext:value-type="float">
            <text:p>0.00520694</text:p>
          </table:table-cell>
          <table:table-cell table:style-name="ce9" office:value-type="float" office:value="0.143346" calcext:value-type="float">
            <text:p>0.143346</text:p>
          </table:table-cell>
          <table:table-cell table:style-name="ce9" table:number-columns-repeated="2"/>
        </table:table-row>
        <table:table-row table:style-name="ro1">
          <table:table-cell office:value-type="float" office:value="-11.16" calcext:value-type="float">
            <text:p>-11.16</text:p>
          </table:table-cell>
          <table:table-cell office:value-type="float" office:value="0.00609213" calcext:value-type="float">
            <text:p>0.00609213</text:p>
          </table:table-cell>
          <table:table-cell office:value-type="float" office:value="0.149438" calcext:value-type="float">
            <text:p>0.149438</text:p>
          </table:table-cell>
          <table:table-cell table:number-columns-repeated="2"/>
        </table:table-row>
        <table:table-row table:style-name="ro1">
          <table:table-cell office:value-type="float" office:value="-10.795" calcext:value-type="float">
            <text:p>-10.795</text:p>
          </table:table-cell>
          <table:table-cell office:value-type="float" office:value="0.00604379" calcext:value-type="float">
            <text:p>0.00604379</text:p>
          </table:table-cell>
          <table:table-cell office:value-type="float" office:value="0.155481" calcext:value-type="float">
            <text:p>0.155481</text:p>
          </table:table-cell>
          <table:table-cell table:number-columns-repeated="2"/>
        </table:table-row>
        <table:table-row table:style-name="ro1">
          <table:table-cell office:value-type="float" office:value="-10.43" calcext:value-type="float">
            <text:p>-10.43</text:p>
          </table:table-cell>
          <table:table-cell office:value-type="float" office:value="0.00582564" calcext:value-type="float">
            <text:p>0.00582564</text:p>
          </table:table-cell>
          <table:table-cell office:value-type="float" office:value="0.161307" calcext:value-type="float">
            <text:p>0.161307</text:p>
          </table:table-cell>
          <table:table-cell table:number-columns-repeated="2"/>
        </table:table-row>
        <table:table-row table:style-name="ro1">
          <table:table-cell office:value-type="float" office:value="-10.065" calcext:value-type="float">
            <text:p>-10.065</text:p>
          </table:table-cell>
          <table:table-cell office:value-type="float" office:value="0.00629178" calcext:value-type="float">
            <text:p>0.00629178</text:p>
          </table:table-cell>
          <table:table-cell office:value-type="float" office:value="0.167599" calcext:value-type="float">
            <text:p>0.167599</text:p>
          </table:table-cell>
          <table:table-cell table:number-columns-repeated="2"/>
        </table:table-row>
        <table:table-row table:style-name="ro1">
          <table:table-cell office:value-type="float" office:value="-9.7" calcext:value-type="float">
            <text:p>-9.7</text:p>
          </table:table-cell>
          <table:table-cell office:value-type="float" office:value="0.00686117" calcext:value-type="float">
            <text:p>0.00686117</text:p>
          </table:table-cell>
          <table:table-cell office:value-type="float" office:value="0.17446" calcext:value-type="float">
            <text:p>0.17446</text:p>
          </table:table-cell>
          <table:table-cell table:number-columns-repeated="2"/>
        </table:table-row>
        <table:table-row table:style-name="ro1">
          <table:table-cell office:value-type="float" office:value="-9.335" calcext:value-type="float">
            <text:p>-9.335</text:p>
          </table:table-cell>
          <table:table-cell office:value-type="float" office:value="0.00732689" calcext:value-type="float">
            <text:p>0.00732689</text:p>
          </table:table-cell>
          <table:table-cell office:value-type="float" office:value="0.181787" calcext:value-type="float">
            <text:p>0.181787</text:p>
          </table:table-cell>
          <table:table-cell table:number-columns-repeated="2"/>
        </table:table-row>
        <table:table-row table:style-name="ro1">
          <table:table-cell office:value-type="float" office:value="-8.97" calcext:value-type="float">
            <text:p>-8.97</text:p>
          </table:table-cell>
          <table:table-cell office:value-type="float" office:value="0.00685769" calcext:value-type="float">
            <text:p>0.00685769</text:p>
          </table:table-cell>
          <table:table-cell office:value-type="float" office:value="0.188645" calcext:value-type="float">
            <text:p>0.188645</text:p>
          </table:table-cell>
          <table:table-cell table:number-columns-repeated="2"/>
        </table:table-row>
        <table:table-row table:style-name="ro1">
          <table:table-cell office:value-type="float" office:value="-8.605" calcext:value-type="float">
            <text:p>-8.605</text:p>
          </table:table-cell>
          <table:table-cell office:value-type="float" office:value="0.00711472" calcext:value-type="float">
            <text:p>0.00711472</text:p>
          </table:table-cell>
          <table:table-cell office:value-type="float" office:value="0.195759" calcext:value-type="float">
            <text:p>0.195759</text:p>
          </table:table-cell>
          <table:table-cell table:number-columns-repeated="2"/>
        </table:table-row>
        <table:table-row table:style-name="ro1">
          <table:table-cell office:value-type="float" office:value="-8.24" calcext:value-type="float">
            <text:p>-8.24</text:p>
          </table:table-cell>
          <table:table-cell office:value-type="float" office:value="0.00784646" calcext:value-type="float">
            <text:p>0.00784646</text:p>
          </table:table-cell>
          <table:table-cell office:value-type="float" office:value="0.203606" calcext:value-type="float">
            <text:p>0.203606</text:p>
          </table:table-cell>
          <table:table-cell table:number-columns-repeated="2"/>
        </table:table-row>
        <table:table-row table:style-name="ro1">
          <table:table-cell office:value-type="float" office:value="-7.875" calcext:value-type="float">
            <text:p>-7.875</text:p>
          </table:table-cell>
          <table:table-cell office:value-type="float" office:value="0.00752092" calcext:value-type="float">
            <text:p>0.00752092</text:p>
          </table:table-cell>
          <table:table-cell office:value-type="float" office:value="0.211127" calcext:value-type="float">
            <text:p>0.211127</text:p>
          </table:table-cell>
          <table:table-cell table:number-columns-repeated="2"/>
        </table:table-row>
        <table:table-row table:style-name="ro1">
          <table:table-cell office:value-type="float" office:value="-7.51" calcext:value-type="float">
            <text:p>-7.51</text:p>
          </table:table-cell>
          <table:table-cell office:value-type="float" office:value="0.00806069" calcext:value-type="float">
            <text:p>0.00806069</text:p>
          </table:table-cell>
          <table:table-cell office:value-type="float" office:value="0.219187" calcext:value-type="float">
            <text:p>0.219187</text:p>
          </table:table-cell>
          <table:table-cell table:number-columns-repeated="2"/>
        </table:table-row>
        <table:table-row table:style-name="ro1">
          <table:table-cell office:value-type="float" office:value="-7.145" calcext:value-type="float">
            <text:p>-7.145</text:p>
          </table:table-cell>
          <table:table-cell office:value-type="float" office:value="0.0080517" calcext:value-type="float">
            <text:p>0.0080517</text:p>
          </table:table-cell>
          <table:table-cell office:value-type="float" office:value="0.227239" calcext:value-type="float">
            <text:p>0.227239</text:p>
          </table:table-cell>
          <table:table-cell table:number-columns-repeated="2"/>
        </table:table-row>
        <table:table-row table:style-name="ro1">
          <table:table-cell office:value-type="float" office:value="-6.78" calcext:value-type="float">
            <text:p>-6.78</text:p>
          </table:table-cell>
          <table:table-cell office:value-type="float" office:value="0.00846247" calcext:value-type="float">
            <text:p>0.00846247</text:p>
          </table:table-cell>
          <table:table-cell office:value-type="float" office:value="0.235702" calcext:value-type="float">
            <text:p>0.235702</text:p>
          </table:table-cell>
          <table:table-cell table:number-columns-repeated="2"/>
        </table:table-row>
        <table:table-row table:style-name="ro1">
          <table:table-cell office:value-type="float" office:value="-6.415" calcext:value-type="float">
            <text:p>-6.415</text:p>
          </table:table-cell>
          <table:table-cell office:value-type="float" office:value="0.00841081" calcext:value-type="float">
            <text:p>0.00841081</text:p>
          </table:table-cell>
          <table:table-cell office:value-type="float" office:value="0.244112" calcext:value-type="float">
            <text:p>0.244112</text:p>
          </table:table-cell>
          <table:table-cell table:number-columns-repeated="2"/>
        </table:table-row>
        <table:table-row table:style-name="ro1">
          <table:table-cell office:value-type="float" office:value="-6.05" calcext:value-type="float">
            <text:p>-6.05</text:p>
          </table:table-cell>
          <table:table-cell office:value-type="float" office:value="0.00859365" calcext:value-type="float">
            <text:p>0.00859365</text:p>
          </table:table-cell>
          <table:table-cell office:value-type="float" office:value="0.252706" calcext:value-type="float">
            <text:p>0.252706</text:p>
          </table:table-cell>
          <table:table-cell table:number-columns-repeated="2"/>
        </table:table-row>
        <table:table-row table:style-name="ro1">
          <table:table-cell office:value-type="float" office:value="-5.685" calcext:value-type="float">
            <text:p>-5.685</text:p>
          </table:table-cell>
          <table:table-cell office:value-type="float" office:value="0.00900968" calcext:value-type="float">
            <text:p>0.00900968</text:p>
          </table:table-cell>
          <table:table-cell office:value-type="float" office:value="0.261716" calcext:value-type="float">
            <text:p>0.261716</text:p>
          </table:table-cell>
          <table:table-cell table:style-name="ce14"/>
          <table:table-cell/>
        </table:table-row>
        <table:table-row table:style-name="ro1">
          <table:table-cell office:value-type="float" office:value="-5.32" calcext:value-type="float">
            <text:p>-5.32</text:p>
          </table:table-cell>
          <table:table-cell office:value-type="float" office:value="0.00932405" calcext:value-type="float">
            <text:p>0.00932405</text:p>
          </table:table-cell>
          <table:table-cell office:value-type="float" office:value="0.27104" calcext:value-type="float">
            <text:p>0.27104</text:p>
          </table:table-cell>
          <table:table-cell table:number-columns-repeated="2"/>
        </table:table-row>
        <table:table-row table:style-name="ro1">
          <table:table-cell office:value-type="float" office:value="-4.955" calcext:value-type="float">
            <text:p>-4.955</text:p>
          </table:table-cell>
          <table:table-cell office:value-type="float" office:value="0.00899192" calcext:value-type="float">
            <text:p>0.00899192</text:p>
          </table:table-cell>
          <table:table-cell table:style-name="ce8" office:value-type="float" office:value="0.280032" calcext:value-type="float">
            <text:p>0.280032</text:p>
          </table:table-cell>
          <table:table-cell table:style-name="ce8" table:number-columns-repeated="2"/>
        </table:table-row>
        <table:table-row table:style-name="ro1">
          <table:table-cell office:value-type="float" office:value="-4.59" calcext:value-type="float">
            <text:p>-4.59</text:p>
          </table:table-cell>
          <table:table-cell office:value-type="float" office:value="0.0101767" calcext:value-type="float">
            <text:p>0.0101767</text:p>
          </table:table-cell>
          <table:table-cell table:style-name="ce9" office:value-type="float" office:value="0.290208" calcext:value-type="float">
            <text:p>0.290208</text:p>
          </table:table-cell>
          <table:table-cell table:style-name="ce9" table:number-columns-repeated="2"/>
        </table:table-row>
        <table:table-row table:style-name="ro1">
          <table:table-cell office:value-type="float" office:value="-4.225" calcext:value-type="float">
            <text:p>-4.225</text:p>
          </table:table-cell>
          <table:table-cell office:value-type="float" office:value="0.0103896" calcext:value-type="float">
            <text:p>0.0103896</text:p>
          </table:table-cell>
          <table:table-cell office:value-type="float" office:value="0.300598" calcext:value-type="float">
            <text:p>0.300598</text:p>
          </table:table-cell>
          <table:table-cell table:number-columns-repeated="2"/>
        </table:table-row>
        <table:table-row table:style-name="ro1">
          <table:table-cell office:value-type="float" office:value="-3.86" calcext:value-type="float">
            <text:p>-3.86</text:p>
          </table:table-cell>
          <table:table-cell office:value-type="float" office:value="0.0115404" calcext:value-type="float">
            <text:p>0.0115404</text:p>
          </table:table-cell>
          <table:table-cell office:value-type="float" office:value="0.312138" calcext:value-type="float">
            <text:p>0.312138</text:p>
          </table:table-cell>
          <table:table-cell table:number-columns-repeated="2"/>
        </table:table-row>
        <table:table-row table:style-name="ro1">
          <table:table-cell office:value-type="float" office:value="-3.495" calcext:value-type="float">
            <text:p>-3.495</text:p>
          </table:table-cell>
          <table:table-cell office:value-type="float" office:value="0.0116926" calcext:value-type="float">
            <text:p>0.0116926</text:p>
          </table:table-cell>
          <table:table-cell office:value-type="float" office:value="0.323831" calcext:value-type="float">
            <text:p>0.323831</text:p>
          </table:table-cell>
          <table:table-cell table:number-columns-repeated="2"/>
        </table:table-row>
        <table:table-row table:style-name="ro1">
          <table:table-cell office:value-type="float" office:value="-3.13" calcext:value-type="float">
            <text:p>-3.13</text:p>
          </table:table-cell>
          <table:table-cell office:value-type="float" office:value="0.0113671" calcext:value-type="float">
            <text:p>0.0113671</text:p>
          </table:table-cell>
          <table:table-cell office:value-type="float" office:value="0.335198" calcext:value-type="float">
            <text:p>0.335198</text:p>
          </table:table-cell>
          <table:table-cell table:number-columns-repeated="2"/>
        </table:table-row>
        <table:table-row table:style-name="ro1">
          <table:table-cell office:value-type="float" office:value="-2.765" calcext:value-type="float">
            <text:p>-2.765</text:p>
          </table:table-cell>
          <table:table-cell office:value-type="float" office:value="0.0127745" calcext:value-type="float">
            <text:p>0.0127745</text:p>
          </table:table-cell>
          <table:table-cell office:value-type="float" office:value="0.347973" calcext:value-type="float">
            <text:p>0.347973</text:p>
          </table:table-cell>
          <table:table-cell table:number-columns-repeated="2"/>
        </table:table-row>
        <table:table-row table:style-name="ro1">
          <table:table-cell office:value-type="float" office:value="-2.4" calcext:value-type="float">
            <text:p>-2.4</text:p>
          </table:table-cell>
          <table:table-cell office:value-type="float" office:value="0.0127773" calcext:value-type="float">
            <text:p>0.0127773</text:p>
          </table:table-cell>
          <table:table-cell office:value-type="float" office:value="0.36075" calcext:value-type="float">
            <text:p>0.36075</text:p>
          </table:table-cell>
          <table:table-cell table:number-columns-repeated="2"/>
        </table:table-row>
        <table:table-row table:style-name="ro1">
          <table:table-cell office:value-type="float" office:value="-2.035" calcext:value-type="float">
            <text:p>-2.035</text:p>
          </table:table-cell>
          <table:table-cell office:value-type="float" office:value="0.0133261" calcext:value-type="float">
            <text:p>0.0133261</text:p>
          </table:table-cell>
          <table:table-cell office:value-type="float" office:value="0.374076" calcext:value-type="float">
            <text:p>0.374076</text:p>
          </table:table-cell>
          <table:table-cell table:number-columns-repeated="2"/>
        </table:table-row>
        <table:table-row table:style-name="ro1">
          <table:table-cell office:value-type="float" office:value="-1.67" calcext:value-type="float">
            <text:p>-1.67</text:p>
          </table:table-cell>
          <table:table-cell office:value-type="float" office:value="0.0135103" calcext:value-type="float">
            <text:p>0.0135103</text:p>
          </table:table-cell>
          <table:table-cell office:value-type="float" office:value="0.387586" calcext:value-type="float">
            <text:p>0.387586</text:p>
          </table:table-cell>
          <table:table-cell table:number-columns-repeated="2"/>
        </table:table-row>
        <table:table-row table:style-name="ro1">
          <table:table-cell table:style-name="ce1" office:value-type="float" office:value="-1.305" calcext:value-type="float">
            <text:p>-1.305</text:p>
          </table:table-cell>
          <table:table-cell table:style-name="ce5" office:value-type="float" office:value="0.0147537" calcext:value-type="float">
            <text:p>0.0147537</text:p>
          </table:table-cell>
          <table:table-cell table:style-name="ce10" office:value-type="float" office:value="0.40234" calcext:value-type="float">
            <text:p>0.40234</text:p>
          </table:table-cell>
          <table:table-cell table:number-columns-repeated="2"/>
        </table:table-row>
        <table:table-row table:style-name="ro1">
          <table:table-cell table:style-name="ce2" office:value-type="float" office:value="-0.94" calcext:value-type="float">
            <text:p>-0.94</text:p>
          </table:table-cell>
          <table:table-cell office:value-type="float" office:value="0.0149773" calcext:value-type="float">
            <text:p>0.0149773</text:p>
          </table:table-cell>
          <table:table-cell table:style-name="ce11" office:value-type="float" office:value="0.417317" calcext:value-type="float">
            <text:p>0.417317</text:p>
          </table:table-cell>
          <table:table-cell table:number-columns-repeated="2"/>
        </table:table-row>
        <table:table-row table:style-name="ro1">
          <table:table-cell table:style-name="ce2" office:value-type="float" office:value="-0.575" calcext:value-type="float">
            <text:p>-0.575</text:p>
          </table:table-cell>
          <table:table-cell office:value-type="float" office:value="0.0146768" calcext:value-type="float">
            <text:p>0.0146768</text:p>
          </table:table-cell>
          <table:table-cell table:style-name="ce12" office:value-type="float" office:value="0.431994" calcext:value-type="float">
            <text:p>0.431994</text:p>
          </table:table-cell>
          <table:table-cell table:style-name="ce9" table:number-columns-repeated="2"/>
        </table:table-row>
        <table:table-row table:style-name="ro1">
          <table:table-cell table:style-name="ce2" office:value-type="float" office:value="-0.21" calcext:value-type="float">
            <text:p>-0.21</text:p>
          </table:table-cell>
          <table:table-cell office:value-type="float" office:value="0.016868" calcext:value-type="float">
            <text:p>0.016868</text:p>
          </table:table-cell>
          <table:table-cell table:style-name="ce11" office:value-type="float" office:value="0.448862" calcext:value-type="float">
            <text:p>0.448862</text:p>
          </table:table-cell>
          <table:table-cell table:number-columns-repeated="2"/>
        </table:table-row>
        <table:table-row table:style-name="ro1">
          <table:table-cell table:style-name="ce2" office:value-type="float" office:value="0.155" calcext:value-type="float">
            <text:p>0.155</text:p>
          </table:table-cell>
          <table:table-cell office:value-type="float" office:value="0.0157731" calcext:value-type="float">
            <text:p>0.0157731</text:p>
          </table:table-cell>
          <table:table-cell table:style-name="ce11" office:value-type="float" office:value="0.464635" calcext:value-type="float">
            <text:p>0.464635</text:p>
          </table:table-cell>
          <table:table-cell table:number-columns-repeated="2"/>
        </table:table-row>
        <table:table-row table:style-name="ro1">
          <table:table-cell table:style-name="ce2" office:value-type="float" office:value="0.52" calcext:value-type="float">
            <text:p>0.52</text:p>
          </table:table-cell>
          <table:table-cell office:value-type="float" office:value="0.0171956" calcext:value-type="float">
            <text:p>0.0171956</text:p>
          </table:table-cell>
          <table:table-cell table:style-name="ce11" office:value-type="float" office:value="0.481831" calcext:value-type="float">
            <text:p>0.481831</text:p>
          </table:table-cell>
          <table:table-cell table:number-columns-repeated="2"/>
        </table:table-row>
        <table:table-row table:style-name="ro1">
          <table:table-cell table:style-name="ce2" office:value-type="float" office:value="0.885" calcext:value-type="float">
            <text:p>0.885</text:p>
          </table:table-cell>
          <table:table-cell office:value-type="float" office:value="0.0178168" calcext:value-type="float">
            <text:p>0.0178168</text:p>
          </table:table-cell>
          <table:table-cell table:style-name="ce11" office:value-type="float" office:value="0.499648" calcext:value-type="float">
            <text:p>0.499648</text:p>
          </table:table-cell>
          <table:table-cell table:number-columns-repeated="2"/>
        </table:table-row>
        <table:table-row table:style-name="ro1">
          <table:table-cell table:style-name="ce3" office:value-type="float" office:value="1.25" calcext:value-type="float">
            <text:p>1.25</text:p>
          </table:table-cell>
          <table:table-cell table:style-name="ce6" office:value-type="float" office:value="0.0198373" calcext:value-type="float">
            <text:p>0.0198373</text:p>
          </table:table-cell>
          <table:table-cell table:style-name="ce13" office:value-type="float" office:value="0.519485" calcext:value-type="float">
            <text:p>0.519485</text:p>
          </table:table-cell>
          <table:table-cell table:number-columns-repeated="2"/>
        </table:table-row>
        <table:table-row table:style-name="ro1">
          <table:table-cell office:value-type="float" office:value="1.615" calcext:value-type="float">
            <text:p>1.615</text:p>
          </table:table-cell>
          <table:table-cell office:value-type="float" office:value="0.0191588" calcext:value-type="float">
            <text:p>0.0191588</text:p>
          </table:table-cell>
          <table:table-cell office:value-type="float" office:value="0.538644" calcext:value-type="float">
            <text:p>0.538644</text:p>
          </table:table-cell>
          <table:table-cell table:number-columns-repeated="2"/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0.0200759" calcext:value-type="float">
            <text:p>0.0200759</text:p>
          </table:table-cell>
          <table:table-cell office:value-type="float" office:value="0.55872" calcext:value-type="float">
            <text:p>0.55872</text:p>
          </table:table-cell>
          <table:table-cell table:number-columns-repeated="2"/>
        </table:table-row>
        <table:table-row table:style-name="ro1">
          <table:table-cell office:value-type="float" office:value="2.345" calcext:value-type="float">
            <text:p>2.345</text:p>
          </table:table-cell>
          <table:table-cell office:value-type="float" office:value="0.0217623" calcext:value-type="float">
            <text:p>0.0217623</text:p>
          </table:table-cell>
          <table:table-cell table:style-name="ce9" office:value-type="float" office:value="0.580482" calcext:value-type="float">
            <text:p>0.580482</text:p>
          </table:table-cell>
          <table:table-cell table:style-name="ce9" table:number-columns-repeated="2"/>
        </table:table-row>
        <table:table-row table:style-name="ro1">
          <table:table-cell office:value-type="float" office:value="2.71" calcext:value-type="float">
            <text:p>2.71</text:p>
          </table:table-cell>
          <table:table-cell office:value-type="float" office:value="0.0199659" calcext:value-type="float">
            <text:p>0.0199659</text:p>
          </table:table-cell>
          <table:table-cell office:value-type="float" office:value="0.600448" calcext:value-type="float">
            <text:p>0.600448</text:p>
          </table:table-cell>
          <table:table-cell table:number-columns-repeated="2"/>
        </table:table-row>
        <table:table-row table:style-name="ro1">
          <table:table-cell office:value-type="float" office:value="3.075" calcext:value-type="float">
            <text:p>3.075</text:p>
          </table:table-cell>
          <table:table-cell office:value-type="float" office:value="0.0217759" calcext:value-type="float">
            <text:p>0.0217759</text:p>
          </table:table-cell>
          <table:table-cell office:value-type="float" office:value="0.622224" calcext:value-type="float">
            <text:p>0.622224</text:p>
          </table:table-cell>
          <table:table-cell table:number-columns-repeated="2"/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0.0231694" calcext:value-type="float">
            <text:p>0.0231694</text:p>
          </table:table-cell>
          <table:table-cell office:value-type="float" office:value="0.645393" calcext:value-type="float">
            <text:p>0.645393</text:p>
          </table:table-cell>
          <table:table-cell table:number-columns-repeated="2"/>
        </table:table-row>
        <table:table-row table:style-name="ro1">
          <table:table-cell office:value-type="float" office:value="3.805" calcext:value-type="float">
            <text:p>3.805</text:p>
          </table:table-cell>
          <table:table-cell office:value-type="float" office:value="0.0219624" calcext:value-type="float">
            <text:p>0.0219624</text:p>
          </table:table-cell>
          <table:table-cell office:value-type="float" office:value="0.667356" calcext:value-type="float">
            <text:p>0.667356</text:p>
          </table:table-cell>
          <table:table-cell table:style-name="ce14"/>
          <table:table-cell/>
        </table:table-row>
        <table:table-row table:style-name="ro1">
          <table:table-cell office:value-type="float" office:value="4.17" calcext:value-type="float">
            <text:p>4.17</text:p>
          </table:table-cell>
          <table:table-cell office:value-type="float" office:value="0.0232003" calcext:value-type="float">
            <text:p>0.0232003</text:p>
          </table:table-cell>
          <table:table-cell office:value-type="float" office:value="0.690556" calcext:value-type="float">
            <text:p>0.690556</text:p>
          </table:table-cell>
          <table:table-cell table:number-columns-repeated="2"/>
        </table:table-row>
        <table:table-row table:style-name="ro1">
          <table:table-cell office:value-type="float" office:value="4.535" calcext:value-type="float">
            <text:p>4.535</text:p>
          </table:table-cell>
          <table:table-cell office:value-type="float" office:value="0.0223342" calcext:value-type="float">
            <text:p>0.0223342</text:p>
          </table:table-cell>
          <table:table-cell table:style-name="ce9" office:value-type="float" office:value="0.71289" calcext:value-type="float">
            <text:p>0.71289</text:p>
          </table:table-cell>
          <table:table-cell table:style-name="ce9" table:number-columns-repeated="2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0.0224889" calcext:value-type="float">
            <text:p>0.0224889</text:p>
          </table:table-cell>
          <table:table-cell office:value-type="float" office:value="0.735379" calcext:value-type="float">
            <text:p>0.735379</text:p>
          </table:table-cell>
          <table:table-cell table:number-columns-repeated="2"/>
        </table:table-row>
        <table:table-row table:style-name="ro1">
          <table:table-cell office:value-type="float" office:value="5.265" calcext:value-type="float">
            <text:p>5.265</text:p>
          </table:table-cell>
          <table:table-cell office:value-type="float" office:value="0.0221398" calcext:value-type="float">
            <text:p>0.0221398</text:p>
          </table:table-cell>
          <table:table-cell office:value-type="float" office:value="0.757519" calcext:value-type="float">
            <text:p>0.757519</text:p>
          </table:table-cell>
          <table:table-cell table:number-columns-repeated="2"/>
        </table:table-row>
        <table:table-row table:style-name="ro1">
          <table:table-cell office:value-type="float" office:value="5.63" calcext:value-type="float">
            <text:p>5.63</text:p>
          </table:table-cell>
          <table:table-cell office:value-type="float" office:value="0.0227425" calcext:value-type="float">
            <text:p>0.0227425</text:p>
          </table:table-cell>
          <table:table-cell office:value-type="float" office:value="0.780261" calcext:value-type="float">
            <text:p>0.780261</text:p>
          </table:table-cell>
          <table:table-cell table:number-columns-repeated="2"/>
        </table:table-row>
        <table:table-row table:style-name="ro1">
          <table:table-cell office:value-type="float" office:value="5.995" calcext:value-type="float">
            <text:p>5.995</text:p>
          </table:table-cell>
          <table:table-cell office:value-type="float" office:value="0.0228794" calcext:value-type="float">
            <text:p>0.0228794</text:p>
          </table:table-cell>
          <table:table-cell office:value-type="float" office:value="0.803141" calcext:value-type="float">
            <text:p>0.803141</text:p>
          </table:table-cell>
          <table:table-cell table:number-columns-repeated="2"/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0.020481" calcext:value-type="float">
            <text:p>0.020481</text:p>
          </table:table-cell>
          <table:table-cell office:value-type="float" office:value="0.823622" calcext:value-type="float">
            <text:p>0.823622</text:p>
          </table:table-cell>
          <table:table-cell table:style-name="ce14"/>
          <table:table-cell/>
        </table:table-row>
        <table:table-row table:style-name="ro1">
          <table:table-cell office:value-type="float" office:value="6.725" calcext:value-type="float">
            <text:p>6.725</text:p>
          </table:table-cell>
          <table:table-cell office:value-type="float" office:value="0.0201659" calcext:value-type="float">
            <text:p>0.0201659</text:p>
          </table:table-cell>
          <table:table-cell office:value-type="float" office:value="0.843788" calcext:value-type="float">
            <text:p>0.843788</text:p>
          </table:table-cell>
          <table:table-cell table:number-columns-repeated="2"/>
        </table:table-row>
        <table:table-row table:style-name="ro1">
          <table:table-cell office:value-type="float" office:value="7.09" calcext:value-type="float">
            <text:p>7.09</text:p>
          </table:table-cell>
          <table:table-cell office:value-type="float" office:value="0.0186959" calcext:value-type="float">
            <text:p>0.0186959</text:p>
          </table:table-cell>
          <table:table-cell table:style-name="ce9" office:value-type="float" office:value="0.862484" calcext:value-type="float">
            <text:p>0.862484</text:p>
          </table:table-cell>
          <table:table-cell table:style-name="ce9" table:number-columns-repeated="2"/>
        </table:table-row>
        <table:table-row table:style-name="ro1">
          <table:table-cell office:value-type="float" office:value="7.455" calcext:value-type="float">
            <text:p>7.455</text:p>
          </table:table-cell>
          <table:table-cell office:value-type="float" office:value="0.017181" calcext:value-type="float">
            <text:p>0.017181</text:p>
          </table:table-cell>
          <table:table-cell office:value-type="float" office:value="0.879665" calcext:value-type="float">
            <text:p>0.879665</text:p>
          </table:table-cell>
          <table:table-cell table:number-columns-repeated="2"/>
        </table:table-row>
        <table:table-row table:style-name="ro1">
          <table:table-cell office:value-type="float" office:value="7.82" calcext:value-type="float">
            <text:p>7.82</text:p>
          </table:table-cell>
          <table:table-cell office:value-type="float" office:value="0.0164144" calcext:value-type="float">
            <text:p>0.0164144</text:p>
          </table:table-cell>
          <table:table-cell office:value-type="float" office:value="0.896079" calcext:value-type="float">
            <text:p>0.896079</text:p>
          </table:table-cell>
          <table:table-cell table:number-columns-repeated="2"/>
        </table:table-row>
        <table:table-row table:style-name="ro1">
          <table:table-cell office:value-type="float" office:value="8.185" calcext:value-type="float">
            <text:p>8.185</text:p>
          </table:table-cell>
          <table:table-cell office:value-type="float" office:value="0.0138888" calcext:value-type="float">
            <text:p>0.0138888</text:p>
          </table:table-cell>
          <table:table-cell office:value-type="float" office:value="0.909968" calcext:value-type="float">
            <text:p>0.909968</text:p>
          </table:table-cell>
          <table:table-cell table:number-columns-repeated="2"/>
        </table:table-row>
        <table:table-row table:style-name="ro1">
          <table:table-cell office:value-type="float" office:value="8.55" calcext:value-type="float">
            <text:p>8.55</text:p>
          </table:table-cell>
          <table:table-cell office:value-type="float" office:value="0.0133158" calcext:value-type="float">
            <text:p>0.0133158</text:p>
          </table:table-cell>
          <table:table-cell office:value-type="float" office:value="0.923284" calcext:value-type="float">
            <text:p>0.923284</text:p>
          </table:table-cell>
          <table:table-cell table:number-columns-repeated="2"/>
        </table:table-row>
        <table:table-row table:style-name="ro1">
          <table:table-cell office:value-type="float" office:value="8.915" calcext:value-type="float">
            <text:p>8.915</text:p>
          </table:table-cell>
          <table:table-cell office:value-type="float" office:value="0.0112057" calcext:value-type="float">
            <text:p>0.0112057</text:p>
          </table:table-cell>
          <table:table-cell office:value-type="float" office:value="0.934489" calcext:value-type="float">
            <text:p>0.934489</text:p>
          </table:table-cell>
          <table:table-cell table:number-columns-repeated="2"/>
        </table:table-row>
        <table:table-row table:style-name="ro1">
          <table:table-cell office:value-type="float" office:value="9.28" calcext:value-type="float">
            <text:p>9.28</text:p>
          </table:table-cell>
          <table:table-cell office:value-type="float" office:value="0.0101149" calcext:value-type="float">
            <text:p>0.0101149</text:p>
          </table:table-cell>
          <table:table-cell office:value-type="float" office:value="0.944604" calcext:value-type="float">
            <text:p>0.944604</text:p>
          </table:table-cell>
          <table:table-cell table:number-columns-repeated="2"/>
        </table:table-row>
        <table:table-row table:style-name="ro1">
          <table:table-cell office:value-type="float" office:value="9.645" calcext:value-type="float">
            <text:p>9.645</text:p>
          </table:table-cell>
          <table:table-cell office:value-type="float" office:value="0.00926834" calcext:value-type="float">
            <text:p>0.00926834</text:p>
          </table:table-cell>
          <table:table-cell office:value-type="float" office:value="0.953872" calcext:value-type="float">
            <text:p>0.953872</text:p>
          </table:table-cell>
          <table:table-cell table:number-columns-repeated="2"/>
        </table:table-row>
        <table:table-row table:style-name="ro1">
          <table:table-cell office:value-type="float" office:value="10.01" calcext:value-type="float">
            <text:p>10.01</text:p>
          </table:table-cell>
          <table:table-cell office:value-type="float" office:value="0.00769886" calcext:value-type="float">
            <text:p>0.00769886</text:p>
          </table:table-cell>
          <table:table-cell office:value-type="float" office:value="0.961571" calcext:value-type="float">
            <text:p>0.961571</text:p>
          </table:table-cell>
          <table:table-cell table:number-columns-repeated="2"/>
        </table:table-row>
        <table:table-row table:style-name="ro1">
          <table:table-cell office:value-type="float" office:value="10.375" calcext:value-type="float">
            <text:p>10.375</text:p>
          </table:table-cell>
          <table:table-cell office:value-type="float" office:value="0.00719" calcext:value-type="float">
            <text:p>0.00719</text:p>
          </table:table-cell>
          <table:table-cell office:value-type="float" office:value="0.968761" calcext:value-type="float">
            <text:p>0.968761</text:p>
          </table:table-cell>
          <table:table-cell table:number-columns-repeated="2"/>
        </table:table-row>
        <table:table-row table:style-name="ro1">
          <table:table-cell office:value-type="float" office:value="10.74" calcext:value-type="float">
            <text:p>10.74</text:p>
          </table:table-cell>
          <table:table-cell office:value-type="float" office:value="0.00588921" calcext:value-type="float">
            <text:p>0.00588921</text:p>
          </table:table-cell>
          <table:table-cell office:value-type="float" office:value="0.974651" calcext:value-type="float">
            <text:p>0.974651</text:p>
          </table:table-cell>
          <table:table-cell table:number-columns-repeated="2"/>
        </table:table-row>
        <table:table-row table:style-name="ro1">
          <table:table-cell office:value-type="float" office:value="11.105" calcext:value-type="float">
            <text:p>11.105</text:p>
          </table:table-cell>
          <table:table-cell office:value-type="float" office:value="0.004944" calcext:value-type="float">
            <text:p>0.004944</text:p>
          </table:table-cell>
          <table:table-cell office:value-type="float" office:value="0.979595" calcext:value-type="float">
            <text:p>0.979595</text:p>
          </table:table-cell>
          <table:table-cell table:number-columns-repeated="2"/>
        </table:table-row>
        <table:table-row table:style-name="ro1">
          <table:table-cell office:value-type="float" office:value="11.47" calcext:value-type="float">
            <text:p>11.47</text:p>
          </table:table-cell>
          <table:table-cell office:value-type="float" office:value="0.00452745" calcext:value-type="float">
            <text:p>0.00452745</text:p>
          </table:table-cell>
          <table:table-cell office:value-type="float" office:value="0.984122" calcext:value-type="float">
            <text:p>0.984122</text:p>
          </table:table-cell>
          <table:table-cell table:number-columns-repeated="2"/>
        </table:table-row>
        <table:table-row table:style-name="ro1">
          <table:table-cell office:value-type="float" office:value="11.835" calcext:value-type="float">
            <text:p>11.835</text:p>
          </table:table-cell>
          <table:table-cell office:value-type="float" office:value="0.00392436" calcext:value-type="float">
            <text:p>0.00392436</text:p>
          </table:table-cell>
          <table:table-cell office:value-type="float" office:value="0.988046" calcext:value-type="float">
            <text:p>0.988046</text:p>
          </table:table-cell>
          <table:table-cell table:number-columns-repeated="2"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0.00324989" calcext:value-type="float">
            <text:p>0.00324989</text:p>
          </table:table-cell>
          <table:table-cell office:value-type="float" office:value="0.991296" calcext:value-type="float">
            <text:p>0.991296</text:p>
          </table:table-cell>
          <table:table-cell table:number-columns-repeated="2"/>
        </table:table-row>
        <table:table-row table:style-name="ro1">
          <table:table-cell office:value-type="float" office:value="12.565" calcext:value-type="float">
            <text:p>12.565</text:p>
          </table:table-cell>
          <table:table-cell office:value-type="float" office:value="0.00219992" calcext:value-type="float">
            <text:p>0.00219992</text:p>
          </table:table-cell>
          <table:table-cell office:value-type="float" office:value="0.993496" calcext:value-type="float">
            <text:p>0.993496</text:p>
          </table:table-cell>
          <table:table-cell table:number-columns-repeated="2"/>
        </table:table-row>
        <table:table-row table:style-name="ro1">
          <table:table-cell office:value-type="float" office:value="12.93" calcext:value-type="float">
            <text:p>12.93</text:p>
          </table:table-cell>
          <table:table-cell office:value-type="float" office:value="0.0019128" calcext:value-type="float">
            <text:p>0.0019128</text:p>
          </table:table-cell>
          <table:table-cell office:value-type="float" office:value="0.995409" calcext:value-type="float">
            <text:p>0.995409</text:p>
          </table:table-cell>
          <table:table-cell table:number-columns-repeated="2"/>
        </table:table-row>
        <table:table-row table:style-name="ro1">
          <table:table-cell office:value-type="float" office:value="13.295" calcext:value-type="float">
            <text:p>13.295</text:p>
          </table:table-cell>
          <table:table-cell office:value-type="float" office:value="0.00128777" calcext:value-type="float">
            <text:p>0.00128777</text:p>
          </table:table-cell>
          <table:table-cell office:value-type="float" office:value="0.996697" calcext:value-type="float">
            <text:p>0.996697</text:p>
          </table:table-cell>
          <table:table-cell table:number-columns-repeated="2"/>
        </table:table-row>
        <table:table-row table:style-name="ro1">
          <table:table-cell office:value-type="float" office:value="13.66" calcext:value-type="float">
            <text:p>13.66</text:p>
          </table:table-cell>
          <table:table-cell office:value-type="float" office:value="0.000929807" calcext:value-type="float">
            <text:p>0.000929807</text:p>
          </table:table-cell>
          <table:table-cell office:value-type="float" office:value="0.997627" calcext:value-type="float">
            <text:p>0.997627</text:p>
          </table:table-cell>
          <table:table-cell table:number-columns-repeated="2"/>
        </table:table-row>
        <table:table-row table:style-name="ro1">
          <table:table-cell office:value-type="float" office:value="14.025" calcext:value-type="float">
            <text:p>14.025</text:p>
          </table:table-cell>
          <table:table-cell office:value-type="float" office:value="0.000648461" calcext:value-type="float">
            <text:p>0.000648461</text:p>
          </table:table-cell>
          <table:table-cell office:value-type="float" office:value="0.998275" calcext:value-type="float">
            <text:p>0.998275</text:p>
          </table:table-cell>
          <table:table-cell table:number-columns-repeated="2"/>
        </table:table-row>
        <table:table-row table:style-name="ro1">
          <table:table-cell office:value-type="float" office:value="14.39" calcext:value-type="float">
            <text:p>14.39</text:p>
          </table:table-cell>
          <table:table-cell office:value-type="float" office:value="0.000492894" calcext:value-type="float">
            <text:p>0.000492894</text:p>
          </table:table-cell>
          <table:table-cell table:style-name="ce4" office:value-type="float" office:value="0.998768" calcext:value-type="float">
            <text:p>9.99E-01</text:p>
          </table:table-cell>
          <table:table-cell table:style-name="ce4" table:number-columns-repeated="2"/>
        </table:table-row>
        <table:table-row table:style-name="ro1">
          <table:table-cell office:value-type="float" office:value="14.755" calcext:value-type="float">
            <text:p>14.755</text:p>
          </table:table-cell>
          <table:table-cell office:value-type="float" office:value="0.000331486" calcext:value-type="float">
            <text:p>0.000331486</text:p>
          </table:table-cell>
          <table:table-cell table:style-name="ce4" office:value-type="float" office:value="0.999099" calcext:value-type="float">
            <text:p>9.99E-01</text:p>
          </table:table-cell>
          <table:table-cell table:style-name="ce4" table:number-columns-repeated="2"/>
        </table:table-row>
        <table:table-row table:style-name="ro1">
          <table:table-cell office:value-type="float" office:value="15.12" calcext:value-type="float">
            <text:p>15.12</text:p>
          </table:table-cell>
          <table:table-cell office:value-type="float" office:value="0.000208286" calcext:value-type="float">
            <text:p>0.000208286</text:p>
          </table:table-cell>
          <table:table-cell office:value-type="float" office:value="0.999308" calcext:value-type="float">
            <text:p>0.999308</text:p>
          </table:table-cell>
          <table:table-cell table:number-columns-repeated="2"/>
        </table:table-row>
        <table:table-row table:style-name="ro1">
          <table:table-cell office:value-type="float" office:value="15.485" calcext:value-type="float">
            <text:p>15.485</text:p>
          </table:table-cell>
          <table:table-cell office:value-type="float" office:value="0.00019943" calcext:value-type="float">
            <text:p>0.00019943</text:p>
          </table:table-cell>
          <table:table-cell table:style-name="ce4" office:value-type="float" office:value="0.999507" calcext:value-type="float">
            <text:p>1.00E+00</text:p>
          </table:table-cell>
          <table:table-cell table:style-name="ce4" table:number-columns-repeated="2"/>
        </table:table-row>
        <table:table-row table:style-name="ro1">
          <table:table-cell office:value-type="float" office:value="15.85" calcext:value-type="float">
            <text:p>15.85</text:p>
          </table:table-cell>
          <table:table-cell office:value-type="float" office:value="0.000129098" calcext:value-type="float">
            <text:p>0.000129098</text:p>
          </table:table-cell>
          <table:table-cell table:style-name="ce4" office:value-type="float" office:value="0.999636" calcext:value-type="float">
            <text:p>1.00E+00</text:p>
          </table:table-cell>
          <table:table-cell table:style-name="ce4" table:number-columns-repeated="2"/>
        </table:table-row>
        <table:table-row table:style-name="ro1">
          <table:table-cell office:value-type="float" office:value="16.215" calcext:value-type="float">
            <text:p>16.215</text:p>
          </table:table-cell>
          <table:table-cell table:style-name="ce4" office:value-type="float" office:value="0.0000645642" calcext:value-type="float">
            <text:p>6.46E-05</text:p>
          </table:table-cell>
          <table:table-cell table:style-name="ce4" office:value-type="float" office:value="0.999701" calcext:value-type="float">
            <text:p>1.00E+00</text:p>
          </table:table-cell>
          <table:table-cell table:style-name="ce4" table:number-columns-repeated="2"/>
        </table:table-row>
        <table:table-row table:style-name="ro1">
          <table:table-cell office:value-type="float" office:value="16.58" calcext:value-type="float">
            <text:p>16.58</text:p>
          </table:table-cell>
          <table:table-cell table:style-name="ce4" office:value-type="float" office:value="0.0000792291" calcext:value-type="float">
            <text:p>7.92E-05</text:p>
          </table:table-cell>
          <table:table-cell table:style-name="ce4" office:value-type="float" office:value="0.99978" calcext:value-type="float">
            <text:p>1.00E+00</text:p>
          </table:table-cell>
          <table:table-cell table:style-name="ce4" table:number-columns-repeated="2"/>
        </table:table-row>
        <table:table-row table:style-name="ro1">
          <table:table-cell office:value-type="float" office:value="16.945" calcext:value-type="float">
            <text:p>16.945</text:p>
          </table:table-cell>
          <table:table-cell table:style-name="ce4" office:value-type="float" office:value="0.0000322788" calcext:value-type="float">
            <text:p>3.23E-05</text:p>
          </table:table-cell>
          <table:table-cell office:value-type="float" office:value="0.999812" calcext:value-type="float">
            <text:p>0.999812</text:p>
          </table:table-cell>
          <table:table-cell table:number-columns-repeated="2"/>
        </table:table-row>
        <table:table-row table:style-name="ro1">
          <table:table-cell office:value-type="float" office:value="17.31" calcext:value-type="float">
            <text:p>17.31</text:p>
          </table:table-cell>
          <table:table-cell table:style-name="ce4" office:value-type="float" office:value="0.0000498869" calcext:value-type="float">
            <text:p>4.99E-05</text:p>
          </table:table-cell>
          <table:table-cell office:value-type="float" office:value="0.999862" calcext:value-type="float">
            <text:p>0.999862</text:p>
          </table:table-cell>
          <table:table-cell table:number-columns-repeated="2"/>
        </table:table-row>
        <table:table-row table:style-name="ro1">
          <table:table-cell office:value-type="float" office:value="17.675" calcext:value-type="float">
            <text:p>17.675</text:p>
          </table:table-cell>
          <table:table-cell table:style-name="ce4" office:value-type="float" office:value="0.0000322516" calcext:value-type="float">
            <text:p>3.23E-05</text:p>
          </table:table-cell>
          <table:table-cell table:style-name="ce4" office:value-type="float" office:value="0.999894" calcext:value-type="float">
            <text:p>1.00E+00</text:p>
          </table:table-cell>
          <table:table-cell table:style-name="ce4" table:number-columns-repeated="2"/>
        </table:table-row>
        <table:table-row table:style-name="ro1">
          <table:table-cell office:value-type="float" office:value="18.04" calcext:value-type="float">
            <text:p>18.04</text:p>
          </table:table-cell>
          <table:table-cell table:style-name="ce4" office:value-type="float" office:value="0.0000205421" calcext:value-type="float">
            <text:p>2.05E-05</text:p>
          </table:table-cell>
          <table:table-cell office:value-type="float" office:value="0.999915" calcext:value-type="float">
            <text:p>0.999915</text:p>
          </table:table-cell>
          <table:table-cell table:number-columns-repeated="2"/>
        </table:table-row>
        <table:table-row table:style-name="ro1">
          <table:table-cell office:value-type="float" office:value="18.405" calcext:value-type="float">
            <text:p>18.405</text:p>
          </table:table-cell>
          <table:table-cell table:style-name="ce4" office:value-type="float" office:value="0.0000146492" calcext:value-type="float">
            <text:p>1.46E-05</text:p>
          </table:table-cell>
          <table:table-cell office:value-type="float" office:value="0.99993" calcext:value-type="float">
            <text:p>0.99993</text:p>
          </table:table-cell>
          <table:table-cell table:number-columns-repeated="2"/>
        </table:table-row>
        <table:table-row table:style-name="ro1">
          <table:table-cell office:value-type="float" office:value="18.77" calcext:value-type="float">
            <text:p>18.77</text:p>
          </table:table-cell>
          <table:table-cell table:style-name="ce4" office:value-type="float" office:value="0.000020543" calcext:value-type="float">
            <text:p>2.05E-05</text:p>
          </table:table-cell>
          <table:table-cell office:value-type="float" office:value="0.99995" calcext:value-type="float">
            <text:p>0.99995</text:p>
          </table:table-cell>
          <table:table-cell table:number-columns-repeated="2"/>
        </table:table-row>
        <table:table-row table:style-name="ro1">
          <table:table-cell office:value-type="float" office:value="19.135" calcext:value-type="float">
            <text:p>19.135</text:p>
          </table:table-cell>
          <table:table-cell table:style-name="ce4" office:value-type="float" office:value="0.0000498545" calcext:value-type="float">
            <text:p>4.99E-0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.5" calcext:value-type="float">
            <text:p>19.5</text:p>
          </table:table-cell>
          <table:table-cell table:number-columns-repeated="4"/>
        </table:table-row>
      </table:table>
      <table:table table:name="Sheet2" table:style-name="ta1">
        <table:table-column table:style-name="co1" table:number-columns-repeated="9" table:default-cell-style-name="Default"/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2"/>
          <table:table-cell office:value-type="float" office:value="0.581633" calcext:value-type="float">
            <text:p>0.581633</text:p>
          </table:table-cell>
          <table:table-cell office:value-type="float" office:value="0.264626" calcext:value-type="float">
            <text:p>0.264626</text:p>
          </table:table-cell>
          <table:table-cell office:value-type="float" office:value="0.112245" calcext:value-type="float">
            <text:p>0.112245</text:p>
          </table:table-cell>
          <table:table-cell office:value-type="float" office:value="0.032653" calcext:value-type="float">
            <text:p>0.032653</text:p>
          </table:table-cell>
          <table:table-cell office:value-type="float" office:value="0.008844" calcext:value-type="float">
            <text:p>0.0088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86538" calcext:value-type="float">
            <text:p>0.086538</text:p>
          </table:table-cell>
          <table:table-cell office:value-type="float" office:value="0.494017" calcext:value-type="float">
            <text:p>0.494017</text:p>
          </table:table-cell>
          <table:table-cell office:value-type="float" office:value="0.294444" calcext:value-type="float">
            <text:p>0.294444</text:p>
          </table:table-cell>
          <table:table-cell office:value-type="float" office:value="0.089744" calcext:value-type="float">
            <text:p>0.089744</text:p>
          </table:table-cell>
          <table:table-cell office:value-type="float" office:value="0.028419" calcext:value-type="float">
            <text:p>0.028419</text:p>
          </table:table-cell>
          <table:table-cell office:value-type="float" office:value="0.00641" calcext:value-type="float">
            <text:p>0.00641</text:p>
          </table:table-cell>
          <table:table-cell office:value-type="float" office:value="0.000427" calcext:value-type="float">
            <text:p>0.000427</text:p>
          </table:table-cell>
        </table:table-row>
        <table:table-row table:style-name="ro1">
          <table:table-cell table:number-columns-repeated="2"/>
          <table:table-cell office:value-type="float" office:value="0.018143" calcext:value-type="float">
            <text:p>0.018143</text:p>
          </table:table-cell>
          <table:table-cell office:value-type="float" office:value="0.181682" calcext:value-type="float">
            <text:p>0.181682</text:p>
          </table:table-cell>
          <table:table-cell office:value-type="float" office:value="0.52978" calcext:value-type="float">
            <text:p>0.52978</text:p>
          </table:table-cell>
          <table:table-cell office:value-type="float" office:value="0.21459" calcext:value-type="float">
            <text:p>0.21459</text:p>
          </table:table-cell>
          <table:table-cell office:value-type="float" office:value="0.042793" calcext:value-type="float">
            <text:p>0.042793</text:p>
          </table:table-cell>
          <table:table-cell office:value-type="float" office:value="0.011261" calcext:value-type="float">
            <text:p>0.011261</text:p>
          </table:table-cell>
          <table:table-cell office:value-type="float" office:value="0.001752" calcext:value-type="float">
            <text:p>0.001752</text:p>
          </table:table-cell>
        </table:table-row>
        <table:table-row table:style-name="ro1">
          <table:table-cell table:number-columns-repeated="2"/>
          <table:table-cell office:value-type="float" office:value="0.007419" calcext:value-type="float">
            <text:p>0.007419</text:p>
          </table:table-cell>
          <table:table-cell office:value-type="float" office:value="0.051334" calcext:value-type="float">
            <text:p>0.051334</text:p>
          </table:table-cell>
          <table:table-cell office:value-type="float" office:value="0.233457" calcext:value-type="float">
            <text:p>0.233457</text:p>
          </table:table-cell>
          <table:table-cell office:value-type="float" office:value="0.494675" calcext:value-type="float">
            <text:p>0.494675</text:p>
          </table:table-cell>
          <table:table-cell office:value-type="float" office:value="0.173866" calcext:value-type="float">
            <text:p>0.173866</text:p>
          </table:table-cell>
          <table:table-cell office:value-type="float" office:value="0.035659" calcext:value-type="float">
            <text:p>0.035659</text:p>
          </table:table-cell>
          <table:table-cell office:value-type="float" office:value="0.00359" calcext:value-type="float">
            <text:p>0.00359</text:p>
          </table:table-cell>
        </table:table-row>
        <table:table-row table:style-name="ro1">
          <table:table-cell table:number-columns-repeated="2"/>
          <table:table-cell office:value-type="float" office:value="0.005942" calcext:value-type="float">
            <text:p>0.005942</text:p>
          </table:table-cell>
          <table:table-cell office:value-type="float" office:value="0.023271" calcext:value-type="float">
            <text:p>0.023271</text:p>
          </table:table-cell>
          <table:table-cell office:value-type="float" office:value="0.052814" calcext:value-type="float">
            <text:p>0.052814</text:p>
          </table:table-cell>
          <table:table-cell office:value-type="float" office:value="0.288992" calcext:value-type="float">
            <text:p>0.288992</text:p>
          </table:table-cell>
          <table:table-cell office:value-type="float" office:value="0.444298" calcext:value-type="float">
            <text:p>0.444298</text:p>
          </table:table-cell>
          <table:table-cell office:value-type="float" office:value="0.169335" calcext:value-type="float">
            <text:p>0.169335</text:p>
          </table:table-cell>
          <table:table-cell office:value-type="float" office:value="0.015349" calcext:value-type="float">
            <text:p>0.015349</text:p>
          </table:table-cell>
        </table:table-row>
        <table:table-row table:style-name="ro1">
          <table:table-cell table:number-columns-repeated="2"/>
          <table:table-cell office:value-type="float" office:value="0.003479" calcext:value-type="float">
            <text:p>0.003479</text:p>
          </table:table-cell>
          <table:table-cell office:value-type="float" office:value="0.012062" calcext:value-type="float">
            <text:p>0.012062</text:p>
          </table:table-cell>
          <table:table-cell office:value-type="float" office:value="0.025748" calcext:value-type="float">
            <text:p>0.025748</text:p>
          </table:table-cell>
          <table:table-cell office:value-type="float" office:value="0.086523" calcext:value-type="float">
            <text:p>0.086523</text:p>
          </table:table-cell>
          <table:table-cell office:value-type="float" office:value="0.288796" calcext:value-type="float">
            <text:p>0.288796</text:p>
          </table:table-cell>
          <table:table-cell office:value-type="float" office:value="0.475296" calcext:value-type="float">
            <text:p>0.475296</text:p>
          </table:table-cell>
          <table:table-cell office:value-type="float" office:value="0.108096" calcext:value-type="float">
            <text:p>0.108096</text:p>
          </table:table-cell>
        </table:table-row>
        <table:table-row table:style-name="ro1">
          <table:table-cell table:number-columns-repeated="2"/>
          <table:table-cell office:value-type="float" office:value="0.001502" calcext:value-type="float">
            <text:p>0.001502</text:p>
          </table:table-cell>
          <table:table-cell office:value-type="float" office:value="0.003754" calcext:value-type="float">
            <text:p>0.003754</text:p>
          </table:table-cell>
          <table:table-cell office:value-type="float" office:value="0.011261" calcext:value-type="float">
            <text:p>0.011261</text:p>
          </table:table-cell>
          <table:table-cell office:value-type="float" office:value="0.028529" calcext:value-type="float">
            <text:p>0.028529</text:p>
          </table:table-cell>
          <table:table-cell office:value-type="float" office:value="0.106607" calcext:value-type="float">
            <text:p>0.106607</text:p>
          </table:table-cell>
          <table:table-cell office:value-type="float" office:value="0.457958" calcext:value-type="float">
            <text:p>0.457958</text:p>
          </table:table-cell>
          <table:table-cell office:value-type="float" office:value="0.39039" calcext:value-type="float">
            <text:p>0.390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21:07:07.079764206</meta:creation-date>
    <dc:date>2024-02-13T20:08:03.487644519</dc:date>
    <meta:editing-duration>P14DT8H2M1S</meta:editing-duration>
    <meta:editing-cycles>1</meta:editing-cycles>
    <meta:document-statistic meta:table-count="2" meta:cell-count="653" meta:object-count="0"/>
    <meta:generator>LibreOffice/7.3.7.2$Linux_X86_64 LibreOffice_project/30$Build-2</meta:generator>
  </office:meta>
</office:document-meta>
</file>